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ff0000" draw:marker-start-width="0.23cm" draw:marker-end-width="0.23cm" draw:fill="solid" draw:fill-color="#ffffff" fo:padding-top="0.135cm" fo:padding-bottom="0.135cm" fo:padding-left="0.26cm" fo:padding-right="0.26cm" draw:shadow="hidden"/>
    </style:style>
    <style:style style:name="gr2" style:family="graphic" style:parent-style-name="standard">
      <style:graphic-properties draw:stroke="solid" draw:stroke-dash="Dash_5f_0" svg:stroke-width="0.02cm" svg:stroke-color="#ff0000" draw:marker-start-width="0.23cm" draw:marker-end-width="0.23cm" svg:stroke-opacity="100%" draw:stroke-linejoin="round" svg:stroke-linecap="round" draw:fill="none" fo:padding-top="0.135cm" fo:padding-bottom="0.135cm" fo:padding-left="0.26cm" fo:padding-right="0.26cm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dash" draw:stroke-dash="Dash_5f_1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5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none" draw:fill="solid" draw:fill-color="#ffc000" draw:shadow="hidden"/>
    </style:style>
    <style:style style:name="gr7" style:family="graphic" style:parent-style-name="standard">
      <style:graphic-properties draw:stroke="solid" svg:stroke-width="0.042cm" svg:stroke-color="#00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8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286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3.2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0.855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70c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5" style:family="graphic" style:parent-style-name="standard">
      <style:graphic-properties draw:stroke="solid" svg:stroke-width="0.025cm" svg:stroke-color="#0070c0" draw:marker-start="Marker_5f_0" draw:marker-start-width="0.319cm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6" style:family="graphic" style:parent-style-name="standard">
      <style:graphic-properties draw:stroke="none" draw:fill="none" draw:textarea-vertical-align="middle" fo:min-height="1.137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solid" svg:stroke-width="0.025cm" svg:stroke-color="#0070c0" draw:marker-start="Marker_5f_0" draw:marker-start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8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solid" svg:stroke-width="0.025cm" svg:stroke-color="#ff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0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1" style:family="graphic" style:parent-style-name="standard">
      <style:graphic-properties draw:stroke="dash" draw:stroke-dash="Dash_5f_2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none" draw:fill="none" draw:textarea-vertical-align="middle" fo:min-height="1.282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025cm" svg:stroke-color="#ff0000" draw:marker-start="Circle_20_unfilled" draw:marker-start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4" style:family="graphic" style:parent-style-name="standard">
      <style:graphic-properties draw:stroke="solid" svg:stroke-width="0.025cm" svg:stroke-color="#ff0000" draw:marker-start="Marker_5f_0" draw:marker-start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5" style:family="graphic" style:parent-style-name="standard">
      <style:graphic-properties draw:stroke="none" draw:fill="solid" draw:fill-color="#00b0f0" draw:shadow="hidden"/>
    </style:style>
    <style:style style:name="gr26" style:family="graphic" style:parent-style-name="standard">
      <style:graphic-properties draw:stroke="none" draw:fill="none" draw:textarea-vertical-align="middle" fo:min-height="0.443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solid" svg:stroke-width="0.025cm" svg:stroke-color="#ff0000" draw:marker-start="Marker_5f_0" draw:marker-start-width="0.319cm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28" style:family="graphic" style:parent-style-name="standard">
      <style:graphic-properties draw:stroke="solid" svg:stroke-width="0.042cm" svg:stroke-color="#ff0000" draw:marker-start="Circle_20_unfilled" draw:marker-start-width="0.361cm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29" style:family="graphic" style:parent-style-name="standard">
      <style:graphic-properties draw:stroke="none" draw:fill="solid" draw:fill-color="#000000" draw:shadow="hidden"/>
    </style:style>
    <style:style style:name="gr30" style:family="graphic" style:parent-style-name="standard">
      <style:graphic-properties draw:stroke="none" draw:fill="none" draw:textarea-vertical-align="middle" fo:min-height="2.265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none" draw:fill="none" draw:textarea-vertical-align="middle" fo:min-height="0.593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25cm" svg:stroke-color="#0070c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3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4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5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6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solid" svg:stroke-width="0.042cm" svg:stroke-color="#ff000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38" style:family="graphic" style:parent-style-name="standard">
      <style:graphic-properties draw:stroke="solid" svg:stroke-width="0.042cm" svg:stroke-color="#0070c0" svg:stroke-opacity="100%" draw:stroke-linejoin="round" svg:stroke-linecap="round" draw:fill="none" fo:padding-top="0.146cm" fo:padding-bottom="0.146cm" fo:padding-left="0.271cm" fo:padding-right="0.271cm" draw:shadow="hidden"/>
    </style:style>
    <style:style style:name="gr39" style:family="graphic" style:parent-style-name="standard">
      <style:graphic-properties draw:stroke="none" draw:fill="none" draw:textarea-vertical-align="middle" fo:min-height="0.945cm" fo:min-width="2.54cm" fo:padding-top="0.141cm" fo:padding-bottom="0.141cm" fo:padding-left="0.141cm" fo:padding-right="0.141cm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objectwithoutfill">
      <style:graphic-properties svg:stroke-color="#000000" draw:fill="solid" draw:fill-color="#000000" draw:textarea-vertical-align="middle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objectwithoutfill">
      <style:graphic-properties svg:stroke-width="0.03cm" svg:stroke-color="#ff0000" draw:marker-start-width="0.26cm" draw:marker-end-width="0.26cm" draw:fill="solid" draw:fill-color="#000000" draw:textarea-vertical-align="middle" fo:padding-top="0.09cm" fo:padding-bottom="0.09cm" fo:padding-left="0.215cm" fo:padding-right="0.215cm"/>
    </style:style>
    <style:style style:name="gr56" style:family="graphic" style:parent-style-name="standard">
      <style:graphic-properties draw:stroke="solid" svg:stroke-width="0.025cm" svg:stroke-color="#000000" draw:marker-end="Marker_5f_2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57" style:family="graphic" style:parent-style-name="standard">
      <style:graphic-properties draw:stroke="none" draw:fill="none" draw:textarea-vertical-align="middle" fo:min-height="1.709cm" fo:min-width="2.54cm" fo:padding-top="0.141cm" fo:padding-bottom="0.141cm" fo:padding-left="0.141cm" fo:padding-right="0.141cm"/>
    </style:style>
    <style:style style:name="gr58" style:family="graphic" style:parent-style-name="standard">
      <style:graphic-properties draw:stroke="none" draw:fill="none" draw:textarea-vertical-align="middle" fo:min-height="0.571cm" fo:min-width="2.54cm" fo:padding-top="0.141cm" fo:padding-bottom="0.141cm" fo:padding-left="0.141cm" fo:padding-right="0.141cm"/>
    </style:style>
    <style:style style:name="gr59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c000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b0f0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style:font-name="Arial1" fo:font-size="9pt" style:font-name-asian="Arial1" style:font-size-asian="9pt" style:font-name-complex="Arial1" style:font-size-complex="9pt"/>
    </style:style>
    <style:style style:name="T2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3" style:family="text">
      <style:text-properties fo:color="#000000" style:font-name="Arial1" fo:font-size="6pt" style:font-name-asian="Arial1" style:font-size-asian="6pt" style:font-name-complex="Arial1" style:font-size-complex="6pt"/>
    </style:style>
    <style:style style:name="T4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6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7" style:family="text"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8" style:family="text">
      <style:text-properties fo:color="#00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9" style:family="text">
      <style:text-properties fo:color="#000000" style:font-name="Arial1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text-style-name="P1" draw:layer="layout" svg:width="22cm" svg:height="10.8cm" svg:x="2.575cm" svg:y="2.462cm" svg:viewBox="0 0 22001 10801" draw:points="12000,7501 18001,7501 22001,7501 22001,0 0,0 0,10801 12000,10801">
            <text:p/>
          </draw:polygon>
          <draw:polygon draw:style-name="gr2" draw:text-style-name="P2" draw:layer="layout" svg:width="22cm" svg:height="10.8cm" svg:x="2.575cm" svg:y="2.462cm" svg:viewBox="0 0 22001 10801" draw:points="12000,7501 18001,7501 22001,7501 22001,0 0,0 0,10801 12000,10801">
            <text:p/>
          </draw:polygon>
        </draw:g>
        <draw:g>
          <draw:polygon draw:style-name="gr3" draw:text-style-name="P1" draw:layer="layout" svg:width="12.558cm" svg:height="5.418cm" svg:x="11.018cm" svg:y="3.162cm" svg:viewBox="0 0 12559 5419" draw:points="0,5419 12559,5419 12559,0 0,0">
            <text:p/>
          </draw:polygon>
          <draw:polygon draw:style-name="gr4" draw:text-style-name="P2" draw:layer="layout" svg:width="12.558cm" svg:height="5.418cm" svg:x="11.018cm" svg:y="3.162cm" svg:viewBox="0 0 12559 5419" draw:points="0,5419 12559,5419 12559,0 0,0">
            <text:p/>
          </draw:polygon>
        </draw:g>
        <draw:g>
          <draw:polygon draw:style-name="gr3" draw:text-style-name="P1" draw:layer="layout" svg:width="24.519cm" svg:height="7.35cm" svg:x="3.075cm" svg:y="14.612cm" svg:viewBox="0 0 24520 7351" draw:points="0,7351 24520,7351 24520,0 0,0">
            <text:p/>
          </draw:polygon>
          <draw:polygon draw:style-name="gr5" draw:text-style-name="P2" draw:layer="layout" svg:width="24.519cm" svg:height="7.35cm" svg:x="3.075cm" svg:y="14.612cm" svg:viewBox="0 0 24520 7351" draw:points="0,7351 24520,7351 24520,0 0,0">
            <text:p/>
          </draw:polygon>
        </draw:g>
        <draw:g>
          <draw:polygon draw:style-name="gr6" draw:text-style-name="P3" draw:layer="layout" svg:width="1cm" svg:height="1cm" svg:x="20.82cm" svg:y="6.705cm" svg:viewBox="0 0 1001 1001" draw:points="0,1001 1001,1001 1001,0 0,0">
            <text:p/>
          </draw:polygon>
          <draw:polygon draw:style-name="gr5" draw:text-style-name="P2" draw:layer="layout" svg:width="1cm" svg:height="1cm" svg:x="20.82cm" svg:y="6.705cm" svg:viewBox="0 0 1001 1001" draw:points="0,1001 1001,1001 1001,0 0,0">
            <text:p/>
          </draw:polygon>
        </draw:g>
        <draw:line draw:style-name="gr5" draw:text-style-name="P2" draw:layer="layout" svg:x1="20.32cm" svg:y1="7.205cm" svg:x2="22.319cm" svg:y2="7.205cm">
          <text:p/>
        </draw:line>
        <draw:line draw:style-name="gr7" draw:text-style-name="P2" draw:layer="layout" svg:x1="20.82cm" svg:y1="7.706cm" svg:x2="21.821cm" svg:y2="6.705cm">
          <text:p/>
        </draw:line>
        <draw:line draw:style-name="gr5" draw:text-style-name="P2" draw:layer="layout" svg:x1="21.32cm" svg:y1="7.205cm" svg:x2="21.32cm" svg:y2="8.204cm">
          <text:p/>
        </draw:line>
        <draw:frame draw:style-name="gr8" draw:text-style-name="P2" draw:layer="layout" svg:width="1.46cm" svg:height="0.71cm" svg:x="19.94cm" svg:y="7.85cm">
          <draw:text-box>
            <text:p text:style-name="P4"><text:span text:style-name="T1">1310nm</text:span></text:p>
          </draw:text-box>
        </draw:frame>
        <draw:frame draw:style-name="gr8" draw:text-style-name="P2" draw:layer="layout" svg:width="1.45cm" svg:height="0.71cm" svg:x="21.795cm" svg:y="7.05cm">
          <draw:text-box>
            <text:p text:style-name="P4"><text:span text:style-name="T1">1550nm</text:span></text:p>
          </draw:text-box>
        </draw:frame>
        <draw:g>
          <draw:g>
            <draw:polygon draw:style-name="gr3" draw:text-style-name="P1" draw:layer="layout" svg:width="1.45cm" svg:height="0.725cm" svg:x="14.09cm" svg:y="10.598cm" svg:viewBox="0 0 1451 726" draw:points="0,726 1451,726 1451,0 0,0">
              <text:p/>
            </draw:polygon>
            <draw:polygon draw:style-name="gr5" draw:text-style-name="P2" draw:layer="layout" svg:width="1.45cm" svg:height="0.725cm" svg:x="14.09cm" svg:y="10.598cm" svg:viewBox="0 0 1451 726" draw:points="0,726 1451,726 1451,0 0,0">
              <text:p/>
            </draw:polygon>
          </draw:g>
          <draw:frame draw:style-name="gr9" draw:text-style-name="P2" draw:layer="layout" svg:width="1.45cm" svg:height="1.045cm" svg:x="14.09cm" svg:y="10.438cm">
            <draw:text-box>
              <text:p text:style-name="P4"><text:span text:style-name="T2">BiDi SFP 1310</text:span></text:p>
            </draw:text-box>
          </draw:frame>
        </draw:g>
        <draw:g>
          <draw:g>
            <draw:polygon draw:style-name="gr3" draw:text-style-name="P1" draw:layer="layout" svg:width="1.45cm" svg:height="0.725cm" svg:x="14.09cm" svg:y="11.499cm" svg:viewBox="0 0 1451 726" draw:points="0,726 1451,726 1451,0 0,0">
              <text:p/>
            </draw:polygon>
            <draw:polygon draw:style-name="gr5" draw:text-style-name="P2" draw:layer="layout" svg:width="1.45cm" svg:height="0.725cm" svg:x="14.09cm" svg:y="11.499cm" svg:viewBox="0 0 1451 726" draw:points="0,726 1451,726 1451,0 0,0">
              <text:p/>
            </draw:polygon>
          </draw:g>
          <draw:frame draw:style-name="gr9" draw:text-style-name="P2" draw:layer="layout" svg:width="1.45cm" svg:height="1.045cm" svg:x="14.09cm" svg:y="11.339cm">
            <draw:text-box>
              <text:p text:style-name="P4"><text:span text:style-name="T2">BiDi SFP 1550</text:span></text:p>
            </draw:text-box>
          </draw:frame>
        </draw:g>
        <draw:g>
          <draw:g>
            <draw:polygon draw:style-name="gr3" draw:text-style-name="P1" draw:layer="layout" svg:width="1.45cm" svg:height="0.725cm" svg:x="14.09cm" svg:y="12.399cm" svg:viewBox="0 0 1451 726" draw:points="0,726 1451,726 1451,0 0,0">
              <text:p/>
            </draw:polygon>
            <draw:polygon draw:style-name="gr5" draw:text-style-name="P2" draw:layer="layout" svg:width="1.45cm" svg:height="0.725cm" svg:x="14.09cm" svg:y="12.399cm" svg:viewBox="0 0 1451 726" draw:points="0,726 1451,726 1451,0 0,0">
              <text:p/>
            </draw:polygon>
          </draw:g>
          <draw:frame draw:style-name="gr9" draw:text-style-name="P2" draw:layer="layout" svg:width="1.45cm" svg:height="1.045cm" svg:x="14.09cm" svg:y="12.239cm">
            <draw:text-box>
              <text:p text:style-name="P4"><text:span text:style-name="T2">BiDi SFP </text:span></text:p>
              <text:p text:style-name="P4"><text:span text:style-name="T2">1490</text:span></text:p>
            </draw:text-box>
          </draw:frame>
        </draw:g>
        <draw:frame draw:style-name="gr10" draw:text-style-name="P2" draw:layer="layout" svg:width="0.74cm" svg:height="0.568cm" svg:x="13.223cm" svg:y="10.58cm">
          <draw:text-box>
            <text:p text:style-name="P4"><text:span text:style-name="T3">rx/tx</text:span></text:p>
          </draw:text-box>
        </draw:frame>
        <draw:frame draw:style-name="gr10" draw:text-style-name="P2" draw:layer="layout" svg:width="0.74cm" svg:height="0.568cm" svg:x="13.226cm" svg:y="11.451cm">
          <draw:text-box>
            <text:p text:style-name="P4"><text:span text:style-name="T3">rx/tx</text:span></text:p>
          </draw:text-box>
        </draw:frame>
        <draw:g>
          <draw:g>
            <draw:polygon draw:style-name="gr3" draw:text-style-name="P1" draw:layer="layout" svg:width="3.5cm" svg:height="3.5cm" svg:x="28.325cm" svg:y="9.712cm" svg:viewBox="0 0 3501 3501" draw:points="0,3501 3501,3501 3501,0 0,0">
              <text:p/>
            </draw:polygon>
            <draw:polygon draw:style-name="gr5" draw:text-style-name="P2" draw:layer="layout" svg:width="3.5cm" svg:height="3.5cm" svg:x="28.325cm" svg:y="9.712cm" svg:viewBox="0 0 3501 3501" draw:points="0,3501 3501,3501 3501,0 0,0">
              <text:p/>
            </draw:polygon>
          </draw:g>
          <draw:frame draw:style-name="gr11" draw:text-style-name="P2" draw:layer="layout" svg:width="3.5cm" svg:height="3.5cm" svg:x="28.325cm" svg:y="9.712cm">
            <draw:text-box>
              <text:p text:style-name="P4"><text:span text:style-name="T4">Vadības ierīce</text:span></text:p>
            </draw:text-box>
          </draw:frame>
        </draw:g>
        <draw:frame draw:style-name="gr8" draw:text-style-name="P2" draw:layer="layout" svg:width="1.45cm" svg:height="0.71cm" svg:x="16.375cm" svg:y="10.432cm">
          <draw:text-box>
            <text:p text:style-name="P4"><text:span text:style-name="T1">DDM</text:span></text:p>
          </draw:text-box>
        </draw:frame>
        <draw:frame draw:style-name="gr8" draw:text-style-name="P2" draw:layer="layout" svg:width="1.45cm" svg:height="0.71cm" svg:x="16.375cm" svg:y="11.357cm">
          <draw:text-box>
            <text:p text:style-name="P4"><text:span text:style-name="T1">DDM</text:span></text:p>
          </draw:text-box>
        </draw:frame>
        <draw:frame draw:style-name="gr12" draw:text-style-name="P2" draw:layer="layout" svg:width="2.715cm" svg:height="1.137cm" svg:x="11.018cm" svg:y="3.946cm">
          <draw:text-box>
            <text:p text:style-name="P4"><text:span text:style-name="T1">ienestie zudumi</text:span></text:p>
            <text:p text:style-name="P4"><text:span text:style-name="T1">≤</text:span><text:span text:style-name="T1">4.0dB</text:span></text:p>
          </draw:text-box>
        </draw:frame>
        <draw:g>
          <draw:polygon draw:style-name="gr6" draw:text-style-name="P3" draw:layer="layout" svg:width="0.5cm" svg:height="1cm" svg:x="12.975cm" svg:y="4.712cm" svg:viewBox="0 0 501 1001" draw:points="501,499 0,0 0,1001">
            <text:p/>
          </draw:polygon>
          <draw:polygon draw:style-name="gr5" draw:text-style-name="P2" draw:layer="layout" svg:width="0.5cm" svg:height="1cm" svg:x="12.975cm" svg:y="4.712cm" svg:viewBox="0 0 501 1001" draw:points="501,499 0,0 0,1001">
            <text:p/>
          </draw:polygon>
        </draw:g>
        <draw:line draw:style-name="gr5" draw:text-style-name="P2" draw:layer="layout" svg:x1="13.477cm" svg:y1="5.213cm" svg:x2="13.278cm" svg:y2="5.014cm">
          <text:p/>
        </draw:line>
        <draw:g>
          <draw:g>
            <draw:polygon draw:style-name="gr3" draw:text-style-name="P1" draw:layer="layout" svg:width="3cm" svg:height="1.5cm" svg:x="33.325cm" svg:y="4.462cm" svg:viewBox="0 0 3001 1501" draw:points="0,1501 3001,1501 3001,0 0,0">
              <text:p/>
            </draw:polygon>
            <draw:polygon draw:style-name="gr5" draw:text-style-name="P2" draw:layer="layout" svg:width="3cm" svg:height="1.5cm" svg:x="33.325cm" svg:y="4.462cm" svg:viewBox="0 0 3001 1501" draw:points="0,1501 3001,1501 3001,0 0,0">
              <text:p/>
            </draw:polygon>
          </draw:g>
          <draw:frame draw:style-name="gr13" draw:text-style-name="P2" draw:layer="layout" svg:width="3cm" svg:height="1.5cm" svg:x="33.325cm" svg:y="4.462cm">
            <draw:text-box>
              <text:p text:style-name="P4"><text:span text:style-name="T5">Displejs</text:span></text:p>
            </draw:text-box>
          </draw:frame>
        </draw:g>
        <draw:polyline draw:style-name="gr14" draw:text-style-name="P2" draw:layer="layout" svg:width="3cm" svg:height="5.375cm" svg:x="31.825cm" svg:y="5.962cm" svg:viewBox="0 0 3001 5376" draw:points="0,5376 3001,5376 3001,0">
          <text:p/>
        </draw:polyline>
        <draw:line draw:style-name="gr15" draw:text-style-name="P2" draw:layer="layout" svg:x1="31.825cm" svg:y1="12.462cm" svg:x2="33.2cm" svg:y2="12.462cm">
          <text:p/>
        </draw:line>
        <draw:g>
          <draw:g>
            <draw:polygon draw:style-name="gr3" draw:text-style-name="P1" draw:layer="layout" svg:width="1.85cm" svg:height="0.925cm" svg:x="30.15cm" svg:y="15.037cm" svg:viewBox="0 0 1851 926" draw:points="0,926 1851,926 1851,0 0,0">
              <text:p/>
            </draw:polygon>
            <draw:polygon draw:style-name="gr5" draw:text-style-name="P2" draw:layer="layout" svg:width="1.85cm" svg:height="0.925cm" svg:x="30.15cm" svg:y="15.037cm" svg:viewBox="0 0 1851 926" draw:points="0,926 1851,926 1851,0 0,0">
              <text:p/>
            </draw:polygon>
          </draw:g>
          <draw:frame draw:style-name="gr16" draw:text-style-name="P2" draw:layer="layout" svg:width="1.85cm" svg:height="1.419cm" svg:x="30.15cm" svg:y="14.79cm">
            <draw:text-box>
              <text:p text:style-name="P4"><text:span text:style-name="T5">Vadības pogas</text:span></text:p>
            </draw:text-box>
          </draw:frame>
        </draw:g>
        <draw:line draw:style-name="gr17" draw:text-style-name="P2" draw:layer="layout" svg:x1="31.075cm" svg:y1="13.212cm" svg:x2="31.075cm" svg:y2="15.037cm">
          <text:p/>
        </draw:line>
        <draw:g>
          <draw:g>
            <draw:polygon draw:style-name="gr3" draw:text-style-name="P1" draw:layer="layout" svg:width="2.875cm" svg:height="1.25cm" svg:x="33.2cm" svg:y="11.837cm" svg:viewBox="0 0 2876 1251" draw:points="0,1251 2876,1251 2876,0 0,0">
              <text:p/>
            </draw:polygon>
            <draw:polygon draw:style-name="gr5" draw:text-style-name="P2" draw:layer="layout" svg:width="2.875cm" svg:height="1.25cm" svg:x="33.2cm" svg:y="11.837cm" svg:viewBox="0 0 2876 1251" draw:points="0,1251 2876,1251 2876,0 0,0">
              <text:p/>
            </draw:polygon>
          </draw:g>
          <draw:frame draw:style-name="gr16" draw:text-style-name="P2" draw:layer="layout" svg:width="2.875cm" svg:height="1.419cm" svg:x="33.2cm" svg:y="11.753cm">
            <draw:text-box>
              <text:p text:style-name="P4"><text:span text:style-name="T5">Atkļūdošanas ports</text:span></text:p>
            </draw:text-box>
          </draw:frame>
        </draw:g>
        <draw:frame draw:style-name="gr12" draw:text-style-name="P2" draw:layer="layout" svg:width="1.45cm" svg:height="1.137cm" svg:x="31.751cm" svg:y="11.919cm">
          <draw:text-box>
            <text:p text:style-name="P4"><text:span text:style-name="T1">UART</text:span></text:p>
            <text:p text:style-name="P4"><text:span text:style-name="T1">USB</text:span></text:p>
          </draw:text-box>
        </draw:frame>
        <draw:frame draw:style-name="gr18" draw:text-style-name="P2" draw:layer="layout" svg:width="3.05cm" svg:height="0.755cm" svg:x="0.025cm" svg:y="11.411cm">
          <draw:text-box>
            <text:p text:style-name="P4"><text:span text:style-name="T6">Optiskais ports 1</text:span></text:p>
          </draw:text-box>
        </draw:frame>
        <draw:frame draw:style-name="gr12" draw:text-style-name="P2" draw:layer="layout" svg:width="5.362cm" svg:height="1.137cm" svg:x="13.857cm" svg:y="15.216cm">
          <draw:text-box>
            <text:p text:style-name="P4"><text:span text:style-name="T1">FWDM</text:span></text:p>
            <text:p text:style-name="P4"><text:span text:style-name="T1">(Filtrs viļņgarumdales blīvēšana)</text:span></text:p>
          </draw:text-box>
        </draw:frame>
        <draw:frame draw:style-name="gr12" draw:text-style-name="P2" draw:layer="layout" svg:width="1.975cm" svg:height="1.137cm" svg:x="6.485cm" svg:y="17.743cm">
          <draw:text-box>
            <text:p text:style-name="P4"><text:span text:style-name="T1">2x2 Sadalītājs </text:span></text:p>
          </draw:text-box>
        </draw:frame>
        <draw:g>
          <draw:polygon draw:style-name="gr6" draw:text-style-name="P3" draw:layer="layout" svg:width="2cm" svg:height="1cm" svg:x="6.05cm" svg:y="11.287cm" svg:viewBox="0 0 2001 1001" draw:points="0,1001 2001,1001 2001,0 0,0">
            <text:p/>
          </draw:polygon>
          <draw:polygon draw:style-name="gr5" draw:text-style-name="P2" draw:layer="layout" svg:width="2cm" svg:height="1cm" svg:x="6.05cm" svg:y="11.287cm" svg:viewBox="0 0 2001 1001" draw:points="0,1001 2001,1001 2001,0 0,0">
            <text:p/>
          </draw:polygon>
        </draw:g>
        <draw:line draw:style-name="gr5" draw:text-style-name="P2" draw:layer="layout" svg:x1="6.05cm" svg:y1="11.787cm" svg:x2="5.55cm" svg:y2="11.787cm">
          <text:p/>
        </draw:line>
        <draw:line draw:style-name="gr19" draw:text-style-name="P2" draw:layer="layout" svg:x1="8.05cm" svg:y1="11.487cm" svg:x2="8.859cm" svg:y2="11.487cm">
          <text:p/>
        </draw:line>
        <draw:line draw:style-name="gr19" draw:text-style-name="P2" draw:layer="layout" svg:x1="8.05cm" svg:y1="12.087cm" svg:x2="9.749cm" svg:y2="12.087cm">
          <text:p/>
        </draw:line>
        <draw:line draw:style-name="gr5" draw:text-style-name="P2" draw:layer="layout" svg:x1="6.05cm" svg:y1="11.787cm" svg:x2="6.149cm" svg:y2="11.787cm">
          <text:p/>
        </draw:line>
        <draw:line draw:style-name="gr5" draw:text-style-name="P2" draw:layer="layout" svg:x1="7.95cm" svg:y1="11.487cm" svg:x2="8.05cm" svg:y2="11.487cm">
          <text:p/>
        </draw:line>
        <draw:line draw:style-name="gr5" draw:text-style-name="P2" draw:layer="layout" svg:x1="7.95cm" svg:y1="12.087cm" svg:x2="8.05cm" svg:y2="12.087cm">
          <text:p/>
        </draw:line>
        <draw:line draw:style-name="gr20" draw:text-style-name="P2" draw:layer="layout" svg:x1="6.15cm" svg:y1="11.788cm" svg:x2="7.951cm" svg:y2="11.487cm">
          <text:p/>
        </draw:line>
        <draw:line draw:style-name="gr21" draw:text-style-name="P2" draw:layer="layout" svg:x1="6.15cm" svg:y1="11.787cm" svg:x2="7.951cm" svg:y2="12.088cm">
          <text:p/>
        </draw:line>
        <draw:frame draw:style-name="gr8" draw:text-style-name="P2" draw:layer="layout" svg:width="0.7cm" svg:height="0.71cm" svg:x="5.45cm" svg:y="11.257cm">
          <draw:text-box>
            <text:p text:style-name="P4"><text:span text:style-name="T1">P1</text:span></text:p>
          </draw:text-box>
        </draw:frame>
        <draw:frame draw:style-name="gr10" draw:text-style-name="P2" draw:layer="layout" svg:width="0.56cm" svg:height="0.568cm" svg:x="7.95cm" svg:y="11.116cm">
          <draw:text-box>
            <text:p text:style-name="P4"><text:span text:style-name="T3">P2</text:span></text:p>
          </draw:text-box>
        </draw:frame>
        <draw:frame draw:style-name="gr10" draw:text-style-name="P2" draw:layer="layout" svg:width="0.56cm" svg:height="0.568cm" svg:x="7.95cm" svg:y="11.706cm">
          <draw:text-box>
            <text:p text:style-name="P4"><text:span text:style-name="T3">P3</text:span></text:p>
          </draw:text-box>
        </draw:frame>
        <draw:frame draw:style-name="gr22" draw:text-style-name="P2" draw:layer="layout" svg:width="3.46cm" svg:height="1.564cm" svg:x="5.32cm" svg:y="9.858cm">
          <draw:text-box>
            <text:p text:style-name="P4"><text:span text:style-name="T1">Optiski-mehāniskais slēdzis</text:span></text:p>
            <text:p text:style-name="P4"><text:span text:style-name="T1">1x2</text:span></text:p>
          </draw:text-box>
        </draw:frame>
        <draw:g>
          <draw:polygon draw:style-name="gr6" draw:text-style-name="P3" draw:layer="layout" svg:width="2cm" svg:height="1cm" svg:x="9.36cm" svg:y="11.261cm" svg:viewBox="0 0 2001 1001" draw:points="0,1001 2001,1001 2001,0 0,0">
            <text:p/>
          </draw:polygon>
          <draw:polygon draw:style-name="gr5" draw:text-style-name="P2" draw:layer="layout" svg:width="2cm" svg:height="1cm" svg:x="9.36cm" svg:y="11.261cm" svg:viewBox="0 0 2001 1001" draw:points="0,1001 2001,1001 2001,0 0,0">
            <text:p/>
          </draw:polygon>
        </draw:g>
        <draw:line draw:style-name="gr5" draw:text-style-name="P2" draw:layer="layout" svg:x1="9.359cm" svg:y1="11.487cm" svg:x2="8.86cm" svg:y2="11.487cm">
          <text:p/>
        </draw:line>
        <draw:line draw:style-name="gr5" draw:text-style-name="P2" draw:layer="layout" svg:x1="11.36cm" svg:y1="11.461cm" svg:x2="11.859cm" svg:y2="11.461cm">
          <text:p/>
        </draw:line>
        <draw:line draw:style-name="gr5" draw:text-style-name="P2" draw:layer="layout" svg:x1="11.36cm" svg:y1="11.661cm" svg:x2="11.859cm" svg:y2="11.661cm">
          <text:p/>
        </draw:line>
        <draw:line draw:style-name="gr5" draw:text-style-name="P2" draw:layer="layout" svg:x1="11.36cm" svg:y1="11.861cm" svg:x2="11.859cm" svg:y2="11.861cm">
          <text:p/>
        </draw:line>
        <draw:line draw:style-name="gr5" draw:text-style-name="P2" draw:layer="layout" svg:x1="11.36cm" svg:y1="12.061cm" svg:x2="11.859cm" svg:y2="12.061cm">
          <text:p/>
        </draw:line>
        <draw:line draw:style-name="gr5" draw:text-style-name="P2" draw:layer="layout" svg:x1="9.36cm" svg:y1="11.487cm" svg:x2="9.46cm" svg:y2="11.487cm">
          <text:p/>
        </draw:line>
        <draw:line draw:style-name="gr5" draw:text-style-name="P2" draw:layer="layout" svg:x1="11.26cm" svg:y1="11.461cm" svg:x2="11.36cm" svg:y2="11.461cm">
          <text:p/>
        </draw:line>
        <draw:line draw:style-name="gr5" draw:text-style-name="P2" draw:layer="layout" svg:x1="11.26cm" svg:y1="11.661cm" svg:x2="11.36cm" svg:y2="11.661cm">
          <text:p/>
        </draw:line>
        <draw:line draw:style-name="gr5" draw:text-style-name="P2" draw:layer="layout" svg:x1="11.26cm" svg:y1="11.861cm" svg:x2="11.36cm" svg:y2="11.861cm">
          <text:p/>
        </draw:line>
        <draw:line draw:style-name="gr5" draw:text-style-name="P2" draw:layer="layout" svg:x1="11.26cm" svg:y1="12.061cm" svg:x2="11.36cm" svg:y2="12.061cm">
          <text:p/>
        </draw:line>
        <draw:line draw:style-name="gr20" draw:text-style-name="P2" draw:layer="layout" svg:x1="9.46cm" svg:y1="11.488cm" svg:x2="11.261cm" svg:y2="11.461cm">
          <text:p/>
        </draw:line>
        <draw:frame draw:style-name="gr10" draw:text-style-name="P2" draw:layer="layout" svg:width="0.56cm" svg:height="0.568cm" svg:x="11.26cm" svg:y="11.09cm">
          <draw:text-box>
            <text:p text:style-name="P4"><text:span text:style-name="T3">P2</text:span></text:p>
          </draw:text-box>
        </draw:frame>
        <draw:frame draw:style-name="gr10" draw:text-style-name="P2" draw:layer="layout" svg:width="0.6cm" svg:height="0.568cm" svg:x="11.26cm" svg:y="11.29cm">
          <draw:text-box>
            <text:p text:style-name="P4"><text:span text:style-name="T3">P2'</text:span></text:p>
          </draw:text-box>
        </draw:frame>
        <draw:frame draw:style-name="gr10" draw:text-style-name="P2" draw:layer="layout" svg:width="0.56cm" svg:height="0.568cm" svg:x="11.26cm" svg:y="11.49cm">
          <draw:text-box>
            <text:p text:style-name="P4"><text:span text:style-name="T3">P3</text:span></text:p>
          </draw:text-box>
        </draw:frame>
        <draw:frame draw:style-name="gr10" draw:text-style-name="P2" draw:layer="layout" svg:width="0.6cm" svg:height="0.568cm" svg:x="11.26cm" svg:y="11.69cm">
          <draw:text-box>
            <text:p text:style-name="P4"><text:span text:style-name="T3">P3'</text:span></text:p>
          </draw:text-box>
        </draw:frame>
        <draw:frame draw:style-name="gr22" draw:text-style-name="P2" draw:layer="layout" svg:width="4.084cm" svg:height="1.564cm" svg:x="8.325cm" svg:y="9.858cm">
          <draw:text-box>
            <text:p text:style-name="P4"><text:span text:style-name="T1">Optiski-mehāniskais slēdzis</text:span></text:p>
            <text:p text:style-name="P4"><text:span text:style-name="T1">D1x2</text:span></text:p>
          </draw:text-box>
        </draw:frame>
        <draw:line draw:style-name="gr5" draw:text-style-name="P2" draw:layer="layout" svg:x1="9.359cm" svg:y1="12.087cm" svg:x2="8.86cm" svg:y2="12.087cm">
          <text:p/>
        </draw:line>
        <draw:line draw:style-name="gr5" draw:text-style-name="P2" draw:layer="layout" svg:x1="9.36cm" svg:y1="12.087cm" svg:x2="9.46cm" svg:y2="12.087cm">
          <text:p/>
        </draw:line>
        <draw:line draw:style-name="gr20" draw:text-style-name="P2" draw:layer="layout" svg:x1="9.46cm" svg:y1="12.088cm" svg:x2="11.261cm" svg:y2="11.661cm">
          <text:p/>
        </draw:line>
        <draw:line draw:style-name="gr21" draw:text-style-name="P2" draw:layer="layout" svg:x1="9.46cm" svg:y1="11.487cm" svg:x2="11.261cm" svg:y2="11.862cm">
          <text:p/>
        </draw:line>
        <draw:line draw:style-name="gr21" draw:text-style-name="P2" draw:layer="layout" svg:x1="9.46cm" svg:y1="12.088cm" svg:x2="11.261cm" svg:y2="12.061cm">
          <text:p/>
        </draw:line>
        <draw:frame draw:style-name="gr10" draw:text-style-name="P2" draw:layer="layout" svg:width="0.56cm" svg:height="0.568cm" svg:x="8.86cm" svg:y="11.106cm">
          <draw:text-box>
            <text:p text:style-name="P4"><text:span text:style-name="T3">P1</text:span></text:p>
          </draw:text-box>
        </draw:frame>
        <draw:frame draw:style-name="gr10" draw:text-style-name="P2" draw:layer="layout" svg:width="0.61cm" svg:height="0.568cm" svg:x="8.8cm" svg:y="11.706cm">
          <draw:text-box>
            <text:p text:style-name="P4"><text:span text:style-name="T3">P1'</text:span></text:p>
          </draw:text-box>
        </draw:frame>
        <draw:polyline draw:style-name="gr15" draw:text-style-name="P2" draw:layer="layout" svg:width="21.275cm" svg:height="1.675cm" svg:x="7.05cm" svg:y="12.287cm" svg:viewBox="0 0 21276 1676" draw:points="0,0 0,1676 15957,1676 15957,675 21276,675">
          <text:p/>
        </draw:polyline>
        <draw:polyline draw:style-name="gr15" draw:text-style-name="P2" draw:layer="layout" svg:width="17.965cm" svg:height="1.201cm" svg:x="10.36cm" svg:y="12.261cm" svg:viewBox="0 0 17966 1202" draw:points="0,0 0,1202 11716,1202 11716,200 17966,200">
          <text:p/>
        </draw:polyline>
        <draw:frame draw:style-name="gr8" draw:text-style-name="P2" draw:layer="layout" svg:width="5.3cm" svg:height="0.71cm" svg:x="14.075cm" svg:y="13.282cm">
          <draw:text-box>
            <text:p text:style-name="P4"><text:span text:style-name="T1">Optiski-mehānisko slēdžu vadība</text:span></text:p>
          </draw:text-box>
        </draw:frame>
        <draw:g>
          <draw:polygon draw:style-name="gr6" draw:text-style-name="P3" draw:layer="layout" svg:width="1cm" svg:height="1cm" svg:x="18.3cm" svg:y="4.712cm" svg:viewBox="0 0 1001 1001" draw:points="0,1001 1001,1001 1001,0 0,0">
            <text:p/>
          </draw:polygon>
          <draw:polygon draw:style-name="gr5" draw:text-style-name="P2" draw:layer="layout" svg:width="1cm" svg:height="1cm" svg:x="18.3cm" svg:y="4.712cm" svg:viewBox="0 0 1001 1001" draw:points="0,1001 1001,1001 1001,0 0,0">
            <text:p/>
          </draw:polygon>
        </draw:g>
        <draw:line draw:style-name="gr5" draw:text-style-name="P2" draw:layer="layout" svg:x1="17.8cm" svg:y1="5.212cm" svg:x2="19.8cm" svg:y2="5.212cm">
          <text:p/>
        </draw:line>
        <draw:line draw:style-name="gr7" draw:text-style-name="P2" draw:layer="layout" svg:x1="18.3cm" svg:y1="5.713cm" svg:x2="19.301cm" svg:y2="4.712cm">
          <text:p/>
        </draw:line>
        <draw:line draw:style-name="gr5" draw:text-style-name="P2" draw:layer="layout" svg:x1="18.8cm" svg:y1="5.212cm" svg:x2="18.8cm" svg:y2="6.211cm">
          <text:p/>
        </draw:line>
        <draw:frame draw:style-name="gr12" draw:text-style-name="P2" draw:layer="layout" svg:width="1.45cm" svg:height="1.137cm" svg:x="17.35cm" svg:y="5.819cm">
          <draw:text-box>
            <text:p text:style-name="P4"><text:span text:style-name="T1">1310/1550nm</text:span></text:p>
          </draw:text-box>
        </draw:frame>
        <draw:frame draw:style-name="gr10" draw:text-style-name="P2" draw:layer="layout" svg:width="1.45cm" svg:height="0.568cm" svg:x="17.075cm" svg:y="4.761cm">
          <draw:text-box>
            <text:p text:style-name="P4"><text:span text:style-name="T3">Kopīgs</text:span></text:p>
          </draw:text-box>
        </draw:frame>
        <draw:frame draw:style-name="gr10" draw:text-style-name="P2" draw:layer="layout" svg:width="1.45cm" svg:height="0.568cm" svg:x="19.15cm" svg:y="4.761cm">
          <draw:text-box>
            <text:p text:style-name="P4"><text:span text:style-name="T3">Šķērsojošs</text:span></text:p>
          </draw:text-box>
        </draw:frame>
        <draw:frame draw:style-name="gr10" draw:text-style-name="P2" draw:layer="layout" svg:width="1.45cm" svg:height="0.568cm" svg:x="17.416cm" svg:y="5.626cm">
          <draw:text-box>
            <text:p text:style-name="P4"><text:span text:style-name="T3">Atspoguļots</text:span></text:p>
          </draw:text-box>
        </draw:frame>
        <draw:frame draw:style-name="gr8" draw:text-style-name="P2" draw:layer="layout" svg:width="1.45cm" svg:height="0.71cm" svg:x="19.2cm" svg:y="5.082cm">
          <draw:text-box>
            <text:p text:style-name="P4"><text:span text:style-name="T1">1490nm</text:span></text:p>
          </draw:text-box>
        </draw:frame>
        <draw:path draw:style-name="gr23" draw:text-style-name="P2" draw:layer="layout" svg:width="2.475cm" svg:height="0.084cm" svg:x="3.075cm" svg:y="11.704cm" svg:viewBox="0 0 2476 85" svg:d="M0 85h1917c0-16 3-29 11-42 8-14 17-23 31-31 13-8 26-12 41-12 16 0 29 4 42 12s23 17 31 31c7 13 11 26 11 42h392">
          <text:p/>
        </draw:path>
        <draw:polyline draw:style-name="gr19" draw:text-style-name="P2" draw:layer="layout" svg:width="1.334cm" svg:height="2.562cm" svg:x="11.641cm" svg:y="5.012cm" svg:viewBox="0 0 1335 2563" draw:points="0,2563 0,0 1335,0">
          <text:p/>
        </draw:polyline>
        <draw:polyline draw:style-name="gr23" draw:text-style-name="P2" draw:layer="layout" svg:width="11cm" svg:height="8.75cm" svg:x="3.075cm" svg:y="4.112cm" svg:viewBox="0 0 11001 8751" draw:points="0,8751 1999,8751 1999,0 11001,0 11001,1349">
          <text:p/>
        </draw:polyline>
        <draw:line draw:style-name="gr19" draw:text-style-name="P2" draw:layer="layout" svg:x1="14.074cm" svg:y1="5.462cm" svg:x2="13.23cm" svg:y2="5.462cm">
          <text:p/>
        </draw:line>
        <draw:g>
          <draw:polygon draw:style-name="gr6" draw:text-style-name="P3" draw:layer="layout" svg:width="0.5cm" svg:height="1cm" svg:x="16.075cm" svg:y="4.712cm" svg:viewBox="0 0 501 1001" draw:points="501,499 0,0 0,1001">
            <text:p/>
          </draw:polygon>
          <draw:polygon draw:style-name="gr5" draw:text-style-name="P2" draw:layer="layout" svg:width="0.5cm" svg:height="1cm" svg:x="16.075cm" svg:y="4.712cm" svg:viewBox="0 0 501 1001" draw:points="501,499 0,0 0,1001">
            <text:p/>
          </draw:polygon>
        </draw:g>
        <draw:line draw:style-name="gr5" draw:text-style-name="P2" draw:layer="layout" svg:x1="16.577cm" svg:y1="5.213cm" svg:x2="16.378cm" svg:y2="5.014cm">
          <text:p/>
        </draw:line>
        <draw:path draw:style-name="gr19" draw:text-style-name="P2" draw:layer="layout" svg:width="2.798cm" svg:height="0.087cm" svg:x="13.278cm" svg:y="4.929cm" svg:viewBox="0 0 2799 88" svg:d="M0 88v-2h715c0-16 3-29 11-43 7-13 17-23 30-31 14-8 27-12 42-12s29 4 42 12 23 18 30 31c8 14 12 27 12 43h1917">
          <text:p/>
        </draw:path>
        <draw:polyline draw:style-name="gr19" draw:text-style-name="P2" draw:layer="layout" svg:width="1.3cm" svg:height="0.65cm" svg:x="14.775cm" svg:y="5.512cm" svg:viewBox="0 0 1301 651" draw:points="1301,0 0,0 0,651">
          <text:p/>
        </draw:polyline>
        <draw:polyline draw:style-name="gr19" draw:text-style-name="P2" draw:layer="layout" svg:width="2.055cm" svg:height="0.7cm" svg:x="12.72cm" svg:y="5.462cm" svg:viewBox="0 0 2056 701" draw:points="2056,701 0,701 0,0">
          <text:p/>
        </draw:polyline>
        <draw:line draw:style-name="gr19" draw:text-style-name="P2" draw:layer="layout" svg:x1="12.72cm" svg:y1="5.462cm" svg:x2="12.975cm" svg:y2="5.462cm">
          <text:p/>
        </draw:line>
        <draw:frame draw:style-name="gr12" draw:text-style-name="P2" draw:layer="layout" svg:width="1.975cm" svg:height="1.137cm" svg:x="6.485cm" svg:y="19.1cm">
          <draw:text-box>
            <text:p text:style-name="P4"><text:span text:style-name="T1">2x1 Sadalītājs </text:span></text:p>
          </draw:text-box>
        </draw:frame>
        <draw:line draw:style-name="gr19" draw:text-style-name="P2" draw:layer="layout" svg:x1="17.799cm" svg:y1="5.212cm" svg:x2="16.575cm" svg:y2="5.212cm">
          <text:p/>
        </draw:line>
        <draw:polyline draw:style-name="gr19" draw:text-style-name="P2" draw:layer="layout" svg:width="1.519cm" svg:height="0.993cm" svg:x="18.8cm" svg:y="6.212cm" svg:viewBox="0 0 1520 994" draw:points="1520,994 0,994 0,0">
          <text:p/>
        </draw:polyline>
        <draw:frame draw:style-name="gr22" draw:text-style-name="P2" draw:layer="layout" svg:width="2.2cm" svg:height="1.564cm" svg:x="6.373cm" svg:y="20.166cm">
          <draw:text-box>
            <text:p text:style-name="P4"><text:span text:style-name="T1">InGaAs</text:span></text:p>
            <text:p text:style-name="P4"><text:span text:style-name="T1">PIN fotodiode</text:span></text:p>
          </draw:text-box>
        </draw:frame>
        <draw:line draw:style-name="gr24" draw:text-style-name="P2" draw:layer="layout" svg:x1="24.219cm" svg:y1="5.212cm" svg:x2="19.3cm" svg:y2="5.212cm">
          <text:p/>
        </draw:line>
        <draw:g>
          <draw:polygon draw:style-name="gr25" draw:text-style-name="P5" draw:layer="layout" svg:width="1.25cm" svg:height="1.428cm" svg:x="26.595cm" svg:y="4.498cm" svg:viewBox="0 0 1251 1429" draw:points="1251,715 0,0 0,1429">
            <text:p/>
          </draw:polygon>
          <draw:polygon draw:style-name="gr5" draw:text-style-name="P2" draw:layer="layout" svg:width="1.25cm" svg:height="1.428cm" svg:x="26.595cm" svg:y="4.498cm" svg:viewBox="0 0 1251 1429" draw:points="1251,715 0,0 0,1429">
            <text:p/>
          </draw:polygon>
        </draw:g>
        <draw:line draw:style-name="gr5" draw:text-style-name="P2" draw:layer="layout" svg:x1="27.846cm" svg:y1="5.213cm" svg:x2="27.35cm" svg:y2="4.929cm">
          <text:p/>
        </draw:line>
        <draw:frame draw:style-name="gr26" draw:text-style-name="P2" draw:layer="layout" svg:width="1.45cm" svg:height="0.725cm" svg:x="26.345cm" svg:y="4.851cm">
          <draw:text-box>
            <text:p text:style-name="P4"><text:span text:style-name="T1">AMP</text:span></text:p>
          </draw:text-box>
        </draw:frame>
        <draw:polyline draw:style-name="gr24" draw:text-style-name="P2" draw:layer="layout" svg:width="1.898cm" svg:height="0cm" svg:x="22.32cm" svg:y="7.205cm" svg:viewBox="0 0 1899 0" draw:points="1899,0 655,0 655,0 0,0">
          <text:p/>
        </draw:polyline>
        <draw:line draw:style-name="gr17" draw:text-style-name="P2" draw:layer="layout" svg:x1="26.596cm" svg:y1="7.205cm" svg:x2="25.32cm" svg:y2="7.205cm">
          <text:p/>
        </draw:line>
        <draw:g>
          <draw:polygon draw:style-name="gr25" draw:text-style-name="P5" draw:layer="layout" svg:width="1.25cm" svg:height="1.428cm" svg:x="26.595cm" svg:y="6.492cm" svg:viewBox="0 0 1251 1429" draw:points="1251,715 0,0 0,1429">
            <text:p/>
          </draw:polygon>
          <draw:polygon draw:style-name="gr5" draw:text-style-name="P2" draw:layer="layout" svg:width="1.25cm" svg:height="1.428cm" svg:x="26.595cm" svg:y="6.492cm" svg:viewBox="0 0 1251 1429" draw:points="1251,715 0,0 0,1429">
            <text:p/>
          </draw:polygon>
        </draw:g>
        <draw:line draw:style-name="gr5" draw:text-style-name="P2" draw:layer="layout" svg:x1="27.846cm" svg:y1="7.207cm" svg:x2="27.35cm" svg:y2="6.923cm">
          <text:p/>
        </draw:line>
        <draw:frame draw:style-name="gr26" draw:text-style-name="P2" draw:layer="layout" svg:width="1.45cm" svg:height="0.725cm" svg:x="26.345cm" svg:y="6.845cm">
          <draw:text-box>
            <text:p text:style-name="P4"><text:span text:style-name="T1">AMP</text:span></text:p>
          </draw:text-box>
        </draw:frame>
        <draw:line draw:style-name="gr17" draw:text-style-name="P2" draw:layer="layout" svg:x1="26.596cm" svg:y1="9.201cm" svg:x2="25.32cm" svg:y2="9.198cm">
          <text:p/>
        </draw:line>
        <draw:g>
          <draw:polygon draw:style-name="gr25" draw:text-style-name="P5" draw:layer="layout" svg:width="1.25cm" svg:height="1.428cm" svg:x="26.595cm" svg:y="8.486cm" svg:viewBox="0 0 1251 1429" draw:points="1251,715 0,0 0,1429">
            <text:p/>
          </draw:polygon>
          <draw:polygon draw:style-name="gr5" draw:text-style-name="P2" draw:layer="layout" svg:width="1.25cm" svg:height="1.428cm" svg:x="26.595cm" svg:y="8.486cm" svg:viewBox="0 0 1251 1429" draw:points="1251,715 0,0 0,1429">
            <text:p/>
          </draw:polygon>
        </draw:g>
        <draw:line draw:style-name="gr5" draw:text-style-name="P2" draw:layer="layout" svg:x1="27.846cm" svg:y1="9.201cm" svg:x2="27.35cm" svg:y2="8.917cm">
          <text:p/>
        </draw:line>
        <draw:frame draw:style-name="gr26" draw:text-style-name="P2" draw:layer="layout" svg:width="1.45cm" svg:height="0.725cm" svg:x="26.345cm" svg:y="8.839cm">
          <draw:text-box>
            <text:p text:style-name="P4"><text:span text:style-name="T1">AMP</text:span></text:p>
          </draw:text-box>
        </draw:frame>
        <draw:polyline draw:style-name="gr24" draw:text-style-name="P2" draw:layer="layout" svg:width="2.9cm" svg:height="0.993cm" svg:x="21.32cm" svg:y="8.205cm" svg:viewBox="0 0 2901 994" draw:points="2901,994 0,994 0,0">
          <text:p/>
        </draw:polyline>
        <draw:line draw:style-name="gr17" draw:text-style-name="P2" draw:layer="layout" svg:x1="26.595cm" svg:y1="5.212cm" svg:x2="25.32cm" svg:y2="5.212cm">
          <text:p/>
        </draw:line>
        <draw:polyline draw:style-name="gr14" draw:text-style-name="P2" draw:layer="layout" svg:width="3.231cm" svg:height="4.5cm" svg:x="27.845cm" svg:y="5.212cm" svg:viewBox="0 0 3232 4501" draw:points="0,0 3232,0 3232,4501">
          <text:p/>
        </draw:polyline>
        <draw:polyline draw:style-name="gr14" draw:text-style-name="P2" draw:layer="layout" svg:width="2.231cm" svg:height="2.506cm" svg:x="27.845cm" svg:y="7.206cm" svg:viewBox="0 0 2232 2507" draw:points="0,0 2232,0 2232,2507">
          <text:p/>
        </draw:polyline>
        <draw:polyline draw:style-name="gr14" draw:text-style-name="P2" draw:layer="layout" svg:width="1.231cm" svg:height="0.512cm" svg:x="27.845cm" svg:y="9.2cm" svg:viewBox="0 0 1232 513" draw:points="0,0 1232,0 1232,513">
          <text:p/>
        </draw:polyline>
        <draw:polyline draw:style-name="gr27" draw:text-style-name="P2" draw:layer="layout" svg:width="2.23cm" svg:height="0.7cm" svg:x="11.86cm" svg:y="10.961cm" svg:viewBox="0 0 2231 701" draw:points="0,701 1116,701 1116,0 2231,0">
          <text:p/>
        </draw:polyline>
        <draw:polyline draw:style-name="gr27" draw:text-style-name="P2" draw:layer="layout" svg:width="2.229cm" svg:height="0cm" svg:x="11.86cm" svg:y="11.861cm" svg:viewBox="0 0 2230 0" draw:points="0,0 1115,0 2230,0">
          <text:p/>
        </draw:polyline>
        <draw:polyline draw:style-name="gr27" draw:text-style-name="P2" draw:layer="layout" svg:width="2.23cm" svg:height="0.7cm" svg:x="11.86cm" svg:y="12.061cm" svg:viewBox="0 0 2231 701" draw:points="0,0 1116,0 1116,701 2231,701">
          <text:p/>
        </draw:polyline>
        <draw:polyline draw:style-name="gr15" draw:text-style-name="P2" draw:layer="layout" svg:width="12.785cm" svg:height="1.049cm" svg:x="15.54cm" svg:y="11.712cm" svg:viewBox="0 0 12786 1050" draw:points="0,1050 5535,1050 5535,0 12786,0">
          <text:p/>
        </draw:polyline>
        <draw:polyline draw:style-name="gr15" draw:text-style-name="P2" draw:layer="layout" svg:width="12.785cm" svg:height="0.899cm" svg:x="15.54cm" svg:y="10.962cm" svg:viewBox="0 0 12786 900" draw:points="0,900 4635,900 4635,0 12786,0">
          <text:p/>
        </draw:polyline>
        <draw:polyline draw:style-name="gr15" draw:text-style-name="P2" draw:layer="layout" svg:width="12.785cm" svg:height="0.749cm" svg:x="15.54cm" svg:y="10.212cm" svg:viewBox="0 0 12786 750" draw:points="0,750 2834,750 2834,0 12786,0">
          <text:p/>
        </draw:polyline>
        <draw:frame draw:style-name="gr10" draw:text-style-name="P2" draw:layer="layout" svg:width="0.74cm" svg:height="0.568cm" svg:x="13.235cm" svg:y="12.334cm">
          <draw:text-box>
            <text:p text:style-name="P4"><text:span text:style-name="T3">rx/tx</text:span></text:p>
          </draw:text-box>
        </draw:frame>
        <draw:line draw:style-name="gr28" draw:text-style-name="P2" draw:layer="layout" svg:x1="4.251cm" svg:y1="17.212cm" svg:x2="5.551cm" svg:y2="17.212cm">
          <text:p/>
        </draw:line>
        <draw:g>
          <draw:polygon draw:style-name="gr6" draw:text-style-name="P3" draw:layer="layout" svg:width="0.5cm" svg:height="1cm" svg:x="4.651cm" svg:y="19.168cm" svg:viewBox="0 0 501 1001" draw:points="501,499 0,0 0,1001">
            <text:p/>
          </draw:polygon>
          <draw:polygon draw:style-name="gr5" draw:text-style-name="P2" draw:layer="layout" svg:width="0.5cm" svg:height="1cm" svg:x="4.651cm" svg:y="19.168cm" svg:viewBox="0 0 501 1001" draw:points="501,499 0,0 0,1001">
            <text:p/>
          </draw:polygon>
        </draw:g>
        <draw:line draw:style-name="gr5" draw:text-style-name="P2" draw:layer="layout" svg:x1="5.152cm" svg:y1="19.669cm" svg:x2="4.953cm" svg:y2="19.47cm">
          <text:p/>
        </draw:line>
        <draw:line draw:style-name="gr5" draw:text-style-name="P2" draw:layer="layout" svg:x1="4.65cm" svg:y1="19.918cm" svg:x2="4.101cm" svg:y2="19.918cm">
          <text:p/>
        </draw:line>
        <draw:line draw:style-name="gr5" draw:text-style-name="P2" draw:layer="layout" svg:x1="4.65cm" svg:y1="19.421cm" svg:x2="4.101cm" svg:y2="19.421cm">
          <text:p/>
        </draw:line>
        <draw:line draw:style-name="gr5" draw:text-style-name="P2" draw:layer="layout" svg:x1="5.7cm" svg:y1="19.668cm" svg:x2="5.151cm" svg:y2="19.668cm">
          <text:p/>
        </draw:line>
        <draw:g>
          <draw:polygon draw:style-name="gr6" draw:text-style-name="P3" draw:layer="layout" svg:width="0.5cm" svg:height="1cm" svg:x="4.773cm" svg:y="17.812cm" svg:viewBox="0 0 501 1001" draw:points="501,500 0,0 0,1001">
            <text:p/>
          </draw:polygon>
          <draw:polygon draw:style-name="gr5" draw:text-style-name="P2" draw:layer="layout" svg:width="0.5cm" svg:height="1cm" svg:x="4.773cm" svg:y="17.812cm" svg:viewBox="0 0 501 1001" draw:points="501,500 0,0 0,1001">
            <text:p/>
          </draw:polygon>
        </draw:g>
        <draw:line draw:style-name="gr5" draw:text-style-name="P2" draw:layer="layout" svg:x1="5.274cm" svg:y1="18.313cm" svg:x2="5.075cm" svg:y2="18.114cm">
          <text:p/>
        </draw:line>
        <draw:line draw:style-name="gr5" draw:text-style-name="P2" draw:layer="layout" svg:x1="4.222cm" svg:y1="18.562cm" svg:x2="4.771cm" svg:y2="18.562cm">
          <text:p/>
        </draw:line>
        <draw:line draw:style-name="gr5" draw:text-style-name="P2" draw:layer="layout" svg:x1="5.577cm" svg:y1="18.56cm" svg:x2="5.025cm" svg:y2="18.56cm">
          <text:p/>
        </draw:line>
        <draw:line draw:style-name="gr5" draw:text-style-name="P2" draw:layer="layout" svg:x1="4.222cm" svg:y1="18.064cm" svg:x2="4.771cm" svg:y2="18.064cm">
          <text:p/>
        </draw:line>
        <draw:line draw:style-name="gr5" draw:text-style-name="P2" draw:layer="layout" svg:x1="5.579cm" svg:y1="18.067cm" svg:x2="5.027cm" svg:y2="18.067cm">
          <text:p/>
        </draw:line>
        <draw:g>
          <draw:polygon draw:style-name="gr3" draw:text-style-name="P1" draw:layer="layout" svg:width="1.1cm" svg:height="1.1cm" svg:x="4.351cm" svg:y="20.398cm" svg:viewBox="0 0 1101 1101" draw:points="0,1101 1101,1101 1101,0 0,0">
            <text:p/>
          </draw:polygon>
          <draw:polygon draw:style-name="gr5" draw:text-style-name="P2" draw:layer="layout" svg:width="1.1cm" svg:height="1.1cm" svg:x="4.351cm" svg:y="20.398cm" svg:viewBox="0 0 1101 1101" draw:points="0,1101 1101,1101 1101,0 0,0">
            <text:p/>
          </draw:polygon>
        </draw:g>
        <draw:line draw:style-name="gr5" draw:text-style-name="P2" draw:layer="layout" svg:x1="4.701cm" svg:y1="20.838cm" svg:x2="5.1cm" svg:y2="20.838cm">
          <text:p/>
        </draw:line>
        <draw:g>
          <draw:polygon draw:style-name="gr29" draw:text-style-name="P6" draw:layer="layout" svg:width="0.4cm" svg:height="0.4cm" svg:x="4.701cm" svg:y="20.838cm" svg:viewBox="0 0 401 401" draw:points="200,0 0,401 401,401">
            <text:p/>
          </draw:polygon>
          <draw:polygon draw:style-name="gr5" draw:text-style-name="P2" draw:layer="layout" svg:width="0.4cm" svg:height="0.4cm" svg:x="4.701cm" svg:y="20.838cm" svg:viewBox="0 0 401 401" draw:points="200,0 0,401 401,401">
            <text:p/>
          </draw:polygon>
        </draw:g>
        <draw:line draw:style-name="gr5" draw:text-style-name="P2" draw:layer="layout" svg:x1="4.901cm" svg:y1="21.238cm" svg:x2="4.901cm" svg:y2="21.437cm">
          <text:p/>
        </draw:line>
        <draw:line draw:style-name="gr5" draw:text-style-name="P2" draw:layer="layout" svg:x1="4.901cm" svg:y1="20.837cm" svg:x2="4.901cm" svg:y2="20.638cm">
          <text:p/>
        </draw:line>
        <draw:g>
          <draw:polygon draw:style-name="gr25" draw:text-style-name="P5" draw:layer="layout" svg:width="1.25cm" svg:height="1.428cm" svg:x="12.285cm" svg:y="17.088cm" svg:viewBox="0 0 1251 1429" draw:points="1251,715 0,0 0,1429">
            <text:p/>
          </draw:polygon>
          <draw:polygon draw:style-name="gr5" draw:text-style-name="P2" draw:layer="layout" svg:width="1.25cm" svg:height="1.428cm" svg:x="12.285cm" svg:y="17.088cm" svg:viewBox="0 0 1251 1429" draw:points="1251,715 0,0 0,1429">
            <text:p/>
          </draw:polygon>
        </draw:g>
        <draw:line draw:style-name="gr5" draw:text-style-name="P2" draw:layer="layout" svg:x1="13.536cm" svg:y1="17.803cm" svg:x2="13.04cm" svg:y2="17.519cm">
          <text:p/>
        </draw:line>
        <draw:frame draw:style-name="gr26" draw:text-style-name="P2" draw:layer="layout" svg:width="1.45cm" svg:height="0.725cm" svg:x="12.035cm" svg:y="17.441cm">
          <draw:text-box>
            <text:p text:style-name="P4"><text:span text:style-name="T1">AMP</text:span></text:p>
          </draw:text-box>
        </draw:frame>
        <draw:frame draw:style-name="gr18" draw:text-style-name="P2" draw:layer="layout" svg:width="2.625cm" svg:height="0.755cm" svg:x="6.16cm" svg:y="16.835cm">
          <draw:text-box>
            <text:p text:style-name="P4"><text:span text:style-name="T6">Optiskais ports</text:span></text:p>
          </draw:text-box>
        </draw:frame>
        <draw:frame draw:style-name="gr22" draw:text-style-name="P2" draw:layer="layout" svg:width="2.407cm" svg:height="1.564cm" svg:x="15.335cm" svg:y="17.02cm">
          <draw:text-box>
            <text:p text:style-name="P4"><text:span text:style-name="T1">Operacionālais pastiprinātājs</text:span></text:p>
          </draw:text-box>
        </draw:frame>
        <draw:frame draw:style-name="gr12" draw:text-style-name="P2" draw:layer="layout" svg:width="4.5cm" svg:height="1.137cm" svg:x="22.973cm" svg:y="16.309cm">
          <draw:text-box>
            <text:p text:style-name="P4"><text:span text:style-name="T1">Divvirzienu </text:span></text:p>
            <text:p text:style-name="P4"><text:span text:style-name="T1">raiduztvērējs</text:span></text:p>
          </draw:text-box>
        </draw:frame>
        <draw:g>
          <draw:g>
            <draw:polygon draw:style-name="gr3" draw:text-style-name="P1" draw:layer="layout" svg:width="1.45cm" svg:height="0.725cm" svg:x="20.998cm" svg:y="17.497cm" svg:viewBox="0 0 1451 726" draw:points="0,726 1451,726 1451,0 0,0">
              <text:p/>
            </draw:polygon>
            <draw:polygon draw:style-name="gr5" draw:text-style-name="P2" draw:layer="layout" svg:width="1.45cm" svg:height="0.725cm" svg:x="20.998cm" svg:y="17.497cm" svg:viewBox="0 0 1451 726" draw:points="0,726 1451,726 1451,0 0,0">
              <text:p/>
            </draw:polygon>
          </draw:g>
          <draw:frame draw:style-name="gr9" draw:text-style-name="P2" draw:layer="layout" svg:width="1.45cm" svg:height="1.045cm" svg:x="20.998cm" svg:y="17.337cm">
            <draw:text-box>
              <text:p text:style-name="P4"><text:span text:style-name="T2">BiDi SFP 1310</text:span></text:p>
            </draw:text-box>
          </draw:frame>
        </draw:g>
        <draw:g>
          <draw:g>
            <draw:polygon draw:style-name="gr3" draw:text-style-name="P1" draw:layer="layout" svg:width="1.45cm" svg:height="0.725cm" svg:x="20.998cm" svg:y="18.479cm" svg:viewBox="0 0 1451 726" draw:points="0,726 1451,726 1451,0 0,0">
              <text:p/>
            </draw:polygon>
            <draw:polygon draw:style-name="gr5" draw:text-style-name="P2" draw:layer="layout" svg:width="1.45cm" svg:height="0.725cm" svg:x="20.998cm" svg:y="18.479cm" svg:viewBox="0 0 1451 726" draw:points="0,726 1451,726 1451,0 0,0">
              <text:p/>
            </draw:polygon>
          </draw:g>
          <draw:frame draw:style-name="gr9" draw:text-style-name="P2" draw:layer="layout" svg:width="1.45cm" svg:height="1.045cm" svg:x="20.998cm" svg:y="18.319cm">
            <draw:text-box>
              <text:p text:style-name="P4"><text:span text:style-name="T2">BiDi SFP 1550</text:span></text:p>
            </draw:text-box>
          </draw:frame>
        </draw:g>
        <draw:g>
          <draw:g>
            <draw:polygon draw:style-name="gr3" draw:text-style-name="P1" draw:layer="layout" svg:width="1.45cm" svg:height="0.725cm" svg:x="20.998cm" svg:y="19.46cm" svg:viewBox="0 0 1451 726" draw:points="0,726 1451,726 1451,0 0,0">
              <text:p/>
            </draw:polygon>
            <draw:polygon draw:style-name="gr5" draw:text-style-name="P2" draw:layer="layout" svg:width="1.45cm" svg:height="0.725cm" svg:x="20.998cm" svg:y="19.46cm" svg:viewBox="0 0 1451 726" draw:points="0,726 1451,726 1451,0 0,0">
              <text:p/>
            </draw:polygon>
          </draw:g>
          <draw:frame draw:style-name="gr9" draw:text-style-name="P2" draw:layer="layout" svg:width="1.45cm" svg:height="1.045cm" svg:x="20.998cm" svg:y="19.3cm">
            <draw:text-box>
              <text:p text:style-name="P4"><text:span text:style-name="T2">BiDi SFP </text:span></text:p>
              <text:p text:style-name="P4"><text:span text:style-name="T2">1490</text:span></text:p>
            </draw:text-box>
          </draw:frame>
        </draw:g>
        <draw:frame draw:style-name="gr12" draw:text-style-name="P2" draw:layer="layout" svg:width="2.2cm" svg:height="1.137cm" svg:x="24.123cm" svg:y="17.291cm">
          <draw:text-box>
            <text:p text:style-name="P4"><text:span text:style-name="T1">Rx-1310nm</text:span></text:p>
            <text:p text:style-name="P4"><text:span text:style-name="T1">Tx-1550nm</text:span></text:p>
          </draw:text-box>
        </draw:frame>
        <draw:frame draw:style-name="gr12" draw:text-style-name="P2" draw:layer="layout" svg:width="2.2cm" svg:height="1.137cm" svg:x="24.123cm" svg:y="18.273cm">
          <draw:text-box>
            <text:p text:style-name="P4"><text:span text:style-name="T1">Rx-1550nm</text:span></text:p>
            <text:p text:style-name="P4"><text:span text:style-name="T1">Tx-1310nm</text:span></text:p>
          </draw:text-box>
        </draw:frame>
        <draw:frame draw:style-name="gr12" draw:text-style-name="P2" draw:layer="layout" svg:width="2.2cm" svg:height="1.137cm" svg:x="24.123cm" svg:y="19.254cm">
          <draw:text-box>
            <text:p text:style-name="P4"><text:span text:style-name="T1">Rx-1490nm</text:span></text:p>
            <text:p text:style-name="P4"><text:span text:style-name="T1">Tx-1310nm</text:span></text:p>
          </draw:text-box>
        </draw:frame>
        <draw:g>
          <draw:g>
            <draw:polygon draw:style-name="gr3" draw:text-style-name="P1" draw:layer="layout" svg:width="1.45cm" svg:height="0.725cm" svg:x="20.998cm" svg:y="16.515cm" svg:viewBox="0 0 1451 726" draw:points="0,726 1451,726 1451,0 0,0">
              <text:p/>
            </draw:polygon>
            <draw:polygon draw:style-name="gr5" draw:text-style-name="P2" draw:layer="layout" svg:width="1.45cm" svg:height="0.725cm" svg:x="20.998cm" svg:y="16.515cm" svg:viewBox="0 0 1451 726" draw:points="0,726 1451,726 1451,0 0,0">
              <text:p/>
            </draw:polygon>
          </draw:g>
          <draw:frame draw:style-name="gr9" draw:text-style-name="P2" draw:layer="layout" svg:width="1.45cm" svg:height="1.045cm" svg:x="20.998cm" svg:y="16.355cm">
            <draw:text-box>
              <text:p text:style-name="P4"><text:span text:style-name="T2">BiDi SFP xxxx</text:span></text:p>
            </draw:text-box>
          </draw:frame>
        </draw:g>
        <draw:frame draw:style-name="gr8" draw:text-style-name="P2" draw:layer="layout" svg:width="1.45cm" svg:height="0.71cm" svg:x="20.998cm" svg:y="15.282cm">
          <draw:text-box>
            <text:p text:style-name="P4"><text:span text:style-name="T1">DDM</text:span></text:p>
          </draw:text-box>
        </draw:frame>
        <draw:frame draw:style-name="gr22" draw:text-style-name="P2" draw:layer="layout" svg:width="4.35cm" svg:height="1.564cm" svg:x="23.047cm" svg:y="14.858cm">
          <draw:text-box>
            <text:p text:style-name="P4"><text:span text:style-name="T1">Digital Diagnostic Monitoring Digitālās diagnostikas uzraudzības interfeiss</text:span></text:p>
          </draw:text-box>
        </draw:frame>
        <draw:frame draw:style-name="gr30" draw:text-style-name="P2" draw:layer="layout" svg:width="27.275cm" svg:height="2.547cm" svg:x="6.05cm" svg:y="-0.257cm">
          <draw:text-box>
            <text:p text:style-name="P4"><text:span text:style-name="T7">Optiskās šķiedras savienojuma un CATV testa iekārtas blokshēma</text:span></text:p>
            <text:p text:style-name="P4"><text:span text:style-name="T7">Optical fiber link and CATV test device block diagram</text:span></text:p>
          </draw:text-box>
        </draw:frame>
        <draw:frame draw:style-name="gr18" draw:text-style-name="P2" draw:layer="layout" svg:width="3.05cm" svg:height="0.755cm" svg:x="0.025cm" svg:y="12.482cm">
          <draw:text-box>
            <text:p text:style-name="P4"><text:span text:style-name="T6">Optiskais ports 2</text:span></text:p>
          </draw:text-box>
        </draw:frame>
        <draw:frame draw:style-name="gr12" draw:text-style-name="P2" draw:layer="layout" svg:width="2.55cm" svg:height="1.137cm" svg:x="14.9cm" svg:y="3.796cm">
          <draw:text-box>
            <text:p text:style-name="P4"><text:span text:style-name="T1">ienestie zudumi</text:span></text:p>
            <text:p text:style-name="P4"><text:span text:style-name="T1">≤</text:span><text:span text:style-name="T1">4.0dB</text:span></text:p>
          </draw:text-box>
        </draw:frame>
        <draw:frame draw:style-name="gr12" draw:text-style-name="P2" draw:layer="layout" svg:width="2.675cm" svg:height="1.137cm" svg:x="17.45cm" svg:y="3.698cm">
          <draw:text-box>
            <text:p text:style-name="P4"><text:span text:style-name="T1">ienestie zudumi</text:span></text:p>
            <text:p text:style-name="P4"><text:span text:style-name="T1">≤</text:span><text:span text:style-name="T1">1.0dB</text:span></text:p>
          </draw:text-box>
        </draw:frame>
        <draw:frame draw:style-name="gr12" draw:text-style-name="P2" draw:layer="layout" svg:width="2.925cm" svg:height="1.137cm" svg:x="19.9cm" svg:y="5.741cm">
          <draw:text-box>
            <text:p text:style-name="P4"><text:span text:style-name="T1">ienestie zudumi</text:span></text:p>
            <text:p text:style-name="P4"><text:span text:style-name="T1">≤</text:span><text:span text:style-name="T1">1.0dB</text:span></text:p>
          </draw:text-box>
        </draw:frame>
        <draw:frame draw:style-name="gr10" draw:text-style-name="P2" draw:layer="layout" svg:width="1.45cm" svg:height="0.568cm" svg:x="19.591cm" svg:y="6.756cm">
          <draw:text-box>
            <text:p text:style-name="P4"><text:span text:style-name="T3">Kopīgs</text:span></text:p>
          </draw:text-box>
        </draw:frame>
        <draw:frame draw:style-name="gr10" draw:text-style-name="P2" draw:layer="layout" svg:width="1.45cm" svg:height="0.568cm" svg:x="21.665cm" svg:y="6.756cm">
          <draw:text-box>
            <text:p text:style-name="P4"><text:span text:style-name="T3">Šķērsojošs</text:span></text:p>
          </draw:text-box>
        </draw:frame>
        <draw:frame draw:style-name="gr10" draw:text-style-name="P2" draw:layer="layout" svg:width="1.45cm" svg:height="0.568cm" svg:x="19.94cm" svg:y="7.574cm">
          <draw:text-box>
            <text:p text:style-name="P4"><text:span text:style-name="T3">Atspoguļots</text:span></text:p>
          </draw:text-box>
        </draw:frame>
        <draw:g>
          <draw:polygon draw:style-name="gr6" draw:text-style-name="P3" draw:layer="layout" svg:width="1cm" svg:height="1cm" svg:x="12.463cm" svg:y="15.033cm" svg:viewBox="0 0 1001 1001" draw:points="0,1001 1001,1001 1001,0 0,0">
            <text:p/>
          </draw:polygon>
          <draw:polygon draw:style-name="gr5" draw:text-style-name="P2" draw:layer="layout" svg:width="1cm" svg:height="1cm" svg:x="12.463cm" svg:y="15.033cm" svg:viewBox="0 0 1001 1001" draw:points="0,1001 1001,1001 1001,0 0,0">
            <text:p/>
          </draw:polygon>
        </draw:g>
        <draw:line draw:style-name="gr5" draw:text-style-name="P2" draw:layer="layout" svg:x1="11.963cm" svg:y1="15.533cm" svg:x2="13.962cm" svg:y2="15.533cm">
          <text:p/>
        </draw:line>
        <draw:line draw:style-name="gr7" draw:text-style-name="P2" draw:layer="layout" svg:x1="12.463cm" svg:y1="16.034cm" svg:x2="13.464cm" svg:y2="15.033cm">
          <text:p/>
        </draw:line>
        <draw:line draw:style-name="gr5" draw:text-style-name="P2" draw:layer="layout" svg:x1="12.963cm" svg:y1="15.533cm" svg:x2="12.963cm" svg:y2="16.532cm">
          <text:p/>
        </draw:line>
        <draw:frame draw:style-name="gr10" draw:text-style-name="P2" draw:layer="layout" svg:width="1.45cm" svg:height="0.568cm" svg:x="11.269cm" svg:y="15.067cm">
          <draw:text-box>
            <text:p text:style-name="P4"><text:span text:style-name="T3">Kopīgs</text:span></text:p>
          </draw:text-box>
        </draw:frame>
        <draw:frame draw:style-name="gr10" draw:text-style-name="P2" draw:layer="layout" svg:width="1.45cm" svg:height="0.568cm" svg:x="13.344cm" svg:y="15.067cm">
          <draw:text-box>
            <text:p text:style-name="P4"><text:span text:style-name="T3">Šķērsojošs</text:span></text:p>
          </draw:text-box>
        </draw:frame>
        <draw:frame draw:style-name="gr10" draw:text-style-name="P2" draw:layer="layout" svg:width="1.45cm" svg:height="0.568cm" svg:x="11.609cm" svg:y="15.932cm">
          <draw:text-box>
            <text:p text:style-name="P4"><text:span text:style-name="T3">Atspoguļots</text:span></text:p>
          </draw:text-box>
        </draw:frame>
        <draw:frame draw:style-name="gr8" draw:text-style-name="P2" draw:layer="layout" svg:width="1.1cm" svg:height="0.71cm" svg:x="16.55cm" svg:y="12.282cm">
          <draw:text-box>
            <text:p text:style-name="P4"><text:span text:style-name="T1">DDM</text:span></text:p>
          </draw:text-box>
        </draw:frame>
        <draw:g>
          <draw:g>
            <draw:polygon draw:style-name="gr3" draw:text-style-name="P1" draw:layer="layout" svg:width="1.75cm" svg:height="0.875cm" svg:x="30.7cm" svg:y="2.774cm" svg:viewBox="0 0 1751 876" draw:points="0,876 1751,876 1751,0 0,0">
              <text:p/>
            </draw:polygon>
            <draw:polygon draw:style-name="gr5" draw:text-style-name="P2" draw:layer="layout" svg:width="1.75cm" svg:height="0.875cm" svg:x="30.7cm" svg:y="2.774cm" svg:viewBox="0 0 1751 876" draw:points="0,876 1751,876 1751,0 0,0">
              <text:p/>
            </draw:polygon>
          </draw:g>
          <draw:frame draw:style-name="gr31" draw:text-style-name="P2" draw:layer="layout" svg:width="1.75cm" svg:height="0.875cm" svg:x="30.7cm" svg:y="2.774cm">
            <draw:text-box>
              <text:p text:style-name="P4"><text:span text:style-name="T5">RF Det</text:span></text:p>
            </draw:text-box>
          </draw:frame>
        </draw:g>
        <draw:line draw:style-name="gr32" draw:text-style-name="P2" draw:layer="layout" svg:x1="30.175cm" svg:y1="3.212cm" svg:x2="30.7cm" svg:y2="3.212cm">
          <text:p/>
        </draw:line>
        <draw:polyline draw:style-name="gr32" draw:text-style-name="P2" draw:layer="layout" svg:width="0.582cm" svg:height="7cm" svg:x="32.45cm" svg:y="3.212cm" svg:viewBox="0 0 583 7001" draw:points="0,0 583,0 583,7001">
          <text:p/>
        </draw:polyline>
        <draw:polyline draw:style-name="gr14" draw:text-style-name="P2" draw:layer="layout" svg:width="1.207cm" svg:height="0.55cm" svg:x="31.825cm" svg:y="10.212cm" svg:viewBox="0 0 1208 551" draw:points="1208,0 1208,551 0,551">
          <text:p/>
        </draw:polyline>
        <draw:g>
          <draw:polygon draw:style-name="gr3" draw:text-style-name="P1" draw:layer="layout" svg:width="1.1cm" svg:height="1.1cm" svg:x="29.075cm" svg:y="2.662cm" svg:viewBox="0 0 1101 1101" draw:points="0,1101 1101,1101 1101,0 0,0">
            <text:p/>
          </draw:polygon>
          <draw:polygon draw:style-name="gr5" draw:text-style-name="P2" draw:layer="layout" svg:width="1.1cm" svg:height="1.1cm" svg:x="29.075cm" svg:y="2.662cm" svg:viewBox="0 0 1101 1101" draw:points="0,1101 1101,1101 1101,0 0,0">
            <text:p/>
          </draw:polygon>
        </draw:g>
        <draw:g>
          <draw:polygon draw:style-name="gr3" draw:text-style-name="P1" draw:layer="layout" svg:width="1.1cm" svg:height="1.1cm" svg:x="12.36cm" svg:y="19.07cm" svg:viewBox="0 0 1101 1101" draw:points="0,1101 1101,1101 1101,0 0,0">
            <text:p/>
          </draw:polygon>
          <draw:polygon draw:style-name="gr5" draw:text-style-name="P2" draw:layer="layout" svg:width="1.1cm" svg:height="1.1cm" svg:x="12.36cm" svg:y="19.07cm" svg:viewBox="0 0 1101 1101" draw:points="0,1101 1101,1101 1101,0 0,0">
            <text:p/>
          </draw:polygon>
        </draw:g>
        <draw:g>
          <draw:g>
            <draw:polygon draw:style-name="gr3" draw:text-style-name="P1" draw:layer="layout" svg:width="1.75cm" svg:height="0.875cm" svg:x="12.035cm" svg:y="20.724cm" svg:viewBox="0 0 1751 876" draw:points="0,876 1751,876 1751,0 0,0">
              <text:p/>
            </draw:polygon>
            <draw:polygon draw:style-name="gr5" draw:text-style-name="P2" draw:layer="layout" svg:width="1.75cm" svg:height="0.875cm" svg:x="12.035cm" svg:y="20.724cm" svg:viewBox="0 0 1751 876" draw:points="0,876 1751,876 1751,0 0,0">
              <text:p/>
            </draw:polygon>
          </draw:g>
          <draw:frame draw:style-name="gr31" draw:text-style-name="P2" draw:layer="layout" svg:width="1.75cm" svg:height="0.875cm" svg:x="12.035cm" svg:y="20.724cm">
            <draw:text-box>
              <text:p text:style-name="P4"><text:span text:style-name="T5">RF Det</text:span></text:p>
            </draw:text-box>
          </draw:frame>
        </draw:g>
        <draw:frame draw:style-name="gr12" draw:text-style-name="P2" draw:layer="layout" svg:width="2.407cm" svg:height="1.137cm" svg:x="15.335cm" svg:y="19.052cm">
          <draw:text-box>
            <text:p text:style-name="P4"><text:span text:style-name="T1">Mainīgais vājinātājs</text:span></text:p>
          </draw:text-box>
        </draw:frame>
        <draw:frame draw:style-name="gr12" draw:text-style-name="P2" draw:layer="layout" svg:width="2.807cm" svg:height="1.137cm" svg:x="15.135cm" svg:y="20.594cm">
          <draw:text-box>
            <text:p text:style-name="P4"><text:span text:style-name="T1">Radio frekvences detektors</text:span></text:p>
          </draw:text-box>
        </draw:frame>
        <draw:line draw:style-name="gr5" draw:text-style-name="P2" draw:layer="layout" svg:x1="28.095cm" svg:y1="7.483cm" svg:x2="28.095cm" svg:y2="7.206cm">
          <text:p/>
        </draw:line>
        <draw:line draw:style-name="gr5" draw:text-style-name="P2" draw:layer="layout" svg:x1="28.095cm" svg:y1="8.922cm" svg:x2="28.095cm" svg:y2="9.199cm">
          <text:p/>
        </draw:line>
        <draw:line draw:style-name="gr32" draw:text-style-name="P2" draw:layer="layout" svg:x1="28.825cm" svg:y1="7.481cm" svg:x2="28.825cm" svg:y2="3.212cm">
          <text:p/>
        </draw:line>
        <draw:line draw:style-name="gr5" draw:text-style-name="P2" draw:layer="layout" svg:x1="29.074cm" svg:y1="3.212cm" svg:x2="28.825cm" svg:y2="3.212cm">
          <text:p/>
        </draw:line>
        <draw:frame draw:style-name="gr22" draw:text-style-name="P2" draw:layer="layout" svg:width="3.65cm" svg:height="1.564cm" svg:x="23.397cm" svg:y="20.381cm">
          <draw:text-box>
            <text:p text:style-name="P4"><text:span text:style-name="T1">SPDT (vienpola / divpozīciju pārslēdzis) Analogais pārslēdzis</text:span></text:p>
          </draw:text-box>
        </draw:frame>
        <draw:g>
          <draw:polygon draw:style-name="gr3" draw:text-style-name="P1" draw:layer="layout" svg:width="1.2cm" svg:height="1.1cm" svg:x="27.835cm" svg:y="7.652cm" svg:viewBox="0 0 1201 1101" draw:points="0,1101 1201,1101 1201,0 0,0">
            <text:p/>
          </draw:polygon>
          <draw:polygon draw:style-name="gr33" draw:text-style-name="P2" draw:layer="layout" svg:width="1.2cm" svg:height="1.1cm" svg:x="27.835cm" svg:y="7.652cm" svg:viewBox="0 0 1201 1101" draw:points="0,1101 1201,1101 1201,0 0,0">
            <text:p/>
          </draw:polygon>
        </draw:g>
        <draw:line draw:style-name="gr5" draw:text-style-name="P2" draw:layer="layout" svg:x1="28.825cm" svg:y1="8.212cm" svg:x2="28.825cm" svg:y2="7.482cm">
          <text:p/>
        </draw:line>
        <draw:line draw:style-name="gr5" draw:text-style-name="P2" draw:layer="layout" svg:x1="28.095cm" svg:y1="8.922cm" svg:x2="28.095cm" svg:y2="8.362cm">
          <text:p/>
        </draw:line>
        <draw:line draw:style-name="gr5" draw:text-style-name="P2" draw:layer="layout" svg:x1="28.095cm" svg:y1="8.062cm" svg:x2="28.395cm" svg:y2="8.062cm">
          <text:p/>
        </draw:line>
        <draw:line draw:style-name="gr5" draw:text-style-name="P2" draw:layer="layout" svg:x1="28.095cm" svg:y1="8.362cm" svg:x2="28.395cm" svg:y2="8.362cm">
          <text:p/>
        </draw:line>
        <draw:line draw:style-name="gr5" draw:text-style-name="P2" draw:layer="layout" svg:x1="28.826cm" svg:y1="8.213cm" svg:x2="28.345cm" svg:y2="8.112cm">
          <text:p/>
        </draw:line>
        <draw:line draw:style-name="gr5" draw:text-style-name="P2" draw:layer="layout" svg:x1="28.095cm" svg:y1="8.062cm" svg:x2="28.095cm" svg:y2="7.484cm">
          <text:p/>
        </draw:line>
        <draw:g>
          <draw:path draw:style-name="gr3" draw:text-style-name="P1" draw:layer="layout" svg:width="0.1cm" svg:height="0.099cm" svg:x="28.345cm" svg:y="8.012cm" svg:viewBox="0 0 101 100" svg:d="M101 50c0 9-2 17-7 25-4 8-10 14-18 18-8 5-16 7-26 7-9 0-17-2-25-7-8-4-14-10-18-18-5-8-7-16-7-25s2-17 7-25c4-8 10-14 18-18 8-5 16-7 25-7 10 0 18 2 26 7 8 4 14 10 18 18 5 8 7 16 7 25z">
            <text:p/>
          </draw:path>
          <draw:path draw:style-name="gr34" draw:text-style-name="P2" draw:layer="layout" svg:width="0.1cm" svg:height="0.099cm" svg:x="28.345cm" svg:y="8.012cm" svg:viewBox="0 0 101 100" svg:d="M101 50c0 9-2 17-7 25-4 8-10 14-18 18-8 5-16 7-26 7-9 0-17-2-25-7-8-4-14-10-18-18-5-8-7-16-7-25s2-17 7-25c4-8 10-14 18-18 8-5 16-7 25-7 10 0 18 2 26 7 8 4 14 10 18 18 5 8 7 16 7 25z">
            <text:p/>
          </draw:path>
        </draw:g>
        <draw:g>
          <draw:path draw:style-name="gr3" draw:text-style-name="P1" draw:layer="layout" svg:width="0.1cm" svg:height="0.099cm" svg:x="28.345cm" svg:y="8.312cm" svg:viewBox="0 0 101 100" svg:d="M101 50c0 9-2 17-7 25-4 8-10 14-18 18-8 5-16 7-26 7-9 0-17-2-25-7-8-4-14-10-18-18-5-8-7-16-7-25s2-17 7-25c4-8 10-14 18-18 8-5 16-7 25-7 10 0 18 2 26 7 8 4 14 10 18 18 5 8 7 16 7 25z">
            <text:p/>
          </draw:path>
          <draw:path draw:style-name="gr34" draw:text-style-name="P2" draw:layer="layout" svg:width="0.1cm" svg:height="0.099cm" svg:x="28.345cm" svg:y="8.312cm" svg:viewBox="0 0 101 100" svg:d="M101 50c0 9-2 17-7 25-4 8-10 14-18 18-8 5-16 7-26 7-9 0-17-2-25-7-8-4-14-10-18-18-5-8-7-16-7-25s2-17 7-25c4-8 10-14 18-18 8-5 16-7 25-7 10 0 18 2 26 7 8 4 14 10 18 18 5 8 7 16 7 25z">
            <text:p/>
          </draw:path>
        </draw:g>
        <draw:line draw:style-name="gr5" draw:text-style-name="P2" draw:layer="layout" svg:x1="28.825cm" svg:y1="8.921cm" svg:x2="28.825cm" svg:y2="8.542cm">
          <text:p/>
        </draw:line>
        <draw:polyline draw:style-name="gr35" draw:text-style-name="P2" draw:layer="layout" svg:width="0.27cm" svg:height="0.386cm" svg:x="28.555cm" svg:y="8.156cm" svg:viewBox="0 0 271 387" draw:points="271,387 0,387 0,0">
          <text:p/>
        </draw:polyline>
        <draw:g>
          <draw:polygon draw:style-name="gr3" draw:text-style-name="P1" draw:layer="layout" svg:width="1.2cm" svg:height="1.1cm" svg:x="21.123cm" svg:y="20.612cm" svg:viewBox="0 0 1201 1101" draw:points="0,1101 1201,1101 1201,0 0,0">
            <text:p/>
          </draw:polygon>
          <draw:polygon draw:style-name="gr33" draw:text-style-name="P2" draw:layer="layout" svg:width="1.2cm" svg:height="1.1cm" svg:x="21.123cm" svg:y="20.612cm" svg:viewBox="0 0 1201 1101" draw:points="0,1101 1201,1101 1201,0 0,0">
            <text:p/>
          </draw:polygon>
        </draw:g>
        <draw:line draw:style-name="gr5" draw:text-style-name="P2" draw:layer="layout" svg:x1="22.112cm" svg:y1="21.172cm" svg:x2="22.112cm" svg:y2="20.442cm">
          <text:p/>
        </draw:line>
        <draw:line draw:style-name="gr5" draw:text-style-name="P2" draw:layer="layout" svg:x1="21.382cm" svg:y1="21.882cm" svg:x2="21.382cm" svg:y2="21.322cm">
          <text:p/>
        </draw:line>
        <draw:line draw:style-name="gr5" draw:text-style-name="P2" draw:layer="layout" svg:x1="21.382cm" svg:y1="21.022cm" svg:x2="21.682cm" svg:y2="21.022cm">
          <text:p/>
        </draw:line>
        <draw:line draw:style-name="gr5" draw:text-style-name="P2" draw:layer="layout" svg:x1="21.382cm" svg:y1="21.322cm" svg:x2="21.682cm" svg:y2="21.322cm">
          <text:p/>
        </draw:line>
        <draw:line draw:style-name="gr5" draw:text-style-name="P2" draw:layer="layout" svg:x1="22.114cm" svg:y1="21.173cm" svg:x2="21.633cm" svg:y2="21.072cm">
          <text:p/>
        </draw:line>
        <draw:line draw:style-name="gr5" draw:text-style-name="P2" draw:layer="layout" svg:x1="21.382cm" svg:y1="21.022cm" svg:x2="21.382cm" svg:y2="20.444cm">
          <text:p/>
        </draw:line>
        <draw:g>
          <draw:path draw:style-name="gr3" draw:text-style-name="P1" draw:layer="layout" svg:width="0.1cm" svg:height="0.1cm" svg:x="21.633cm" svg:y="20.972cm" svg:viewBox="0 0 101 101" svg:d="M101 51v-1c0 10-2 18-7 26-4 8-10 14-18 18-8 5-16 7-25 7-10 0-18-2-26-7-8-4-14-10-18-18-5-8-7-16-7-25 0-10 2-18 7-26 4-8 10-14 18-18 8-5 16-7 26-7 9 0 17 2 25 7 8 4 14 10 18 18 5 8 7 16 7 25z">
            <text:p/>
          </draw:path>
          <draw:path draw:style-name="gr34" draw:text-style-name="P2" draw:layer="layout" svg:width="0.1cm" svg:height="0.1cm" svg:x="21.633cm" svg:y="20.972cm" svg:viewBox="0 0 101 101" svg:d="M101 51v-1c0 10-2 18-7 26-4 8-10 14-18 18-8 5-16 7-25 7-10 0-18-2-26-7-8-4-14-10-18-18-5-8-7-16-7-25 0-10 2-18 7-26 4-8 10-14 18-18 8-5 16-7 26-7 9 0 17 2 25 7 8 4 14 10 18 18 5 8 7 16 7 25z">
            <text:p/>
          </draw:path>
        </draw:g>
        <draw:g>
          <draw:path draw:style-name="gr3" draw:text-style-name="P1" draw:layer="layout" svg:width="0.1cm" svg:height="0.099cm" svg:x="21.633cm" svg:y="21.272cm" svg:viewBox="0 0 101 100" svg:d="M101 50c0 9-2 17-7 25-4 8-10 14-18 18-8 5-16 7-25 7-10 0-18-2-26-7-8-4-14-10-18-18-5-8-7-16-7-25s2-17 7-25c4-8 10-14 18-18 8-5 16-7 26-7 9 0 17 2 25 7 8 4 14 10 18 18 5 8 7 16 7 25z">
            <text:p/>
          </draw:path>
          <draw:path draw:style-name="gr34" draw:text-style-name="P2" draw:layer="layout" svg:width="0.1cm" svg:height="0.099cm" svg:x="21.633cm" svg:y="21.272cm" svg:viewBox="0 0 101 100" svg:d="M101 50c0 9-2 17-7 25-4 8-10 14-18 18-8 5-16 7-25 7-10 0-18-2-26-7-8-4-14-10-18-18-5-8-7-16-7-25s2-17 7-25c4-8 10-14 18-18 8-5 16-7 26-7 9 0 17 2 25 7 8 4 14 10 18 18 5 8 7 16 7 25z">
            <text:p/>
          </draw:path>
        </draw:g>
        <draw:line draw:style-name="gr5" draw:text-style-name="P2" draw:layer="layout" svg:x1="22.112cm" svg:y1="21.881cm" svg:x2="22.112cm" svg:y2="21.502cm">
          <text:p/>
        </draw:line>
        <draw:polyline draw:style-name="gr35" draw:text-style-name="P2" draw:layer="layout" svg:width="0.27cm" svg:height="0.386cm" svg:x="21.842cm" svg:y="21.116cm" svg:viewBox="0 0 271 387" draw:points="271,387 0,387 0,0">
          <text:p/>
        </draw:polyline>
        <draw:path draw:style-name="gr32" draw:text-style-name="P2" draw:layer="layout" svg:width="3.65cm" svg:height="1.524cm" svg:x="28.825cm" svg:y="8.839cm" svg:viewBox="0 0 3651 1525" svg:d="M0 84h1166c0-15 4-28 12-42 7-13 17-23 30-30 13-8 26-12 42-12 15 0 28 4 42 12 13 7 22 17 30 30 8 14 11 27 11 42h834c0-15 3-28 11-42 7-13 17-23 30-30 14-8 27-12 42-12s29 4 42 12c13 7 23 17 30 30 8 14 12 27 12 42h1317v1441">
          <text:p/>
        </draw:path>
        <draw:line draw:style-name="gr14" draw:text-style-name="P2" draw:layer="layout" svg:x1="32.475cm" svg:y1="10.362cm" svg:x2="31.825cm" svg:y2="10.362cm">
          <text:p/>
        </draw:line>
        <draw:frame draw:style-name="gr36" draw:text-style-name="P2" draw:layer="layout" svg:width="5.362cm" svg:height="0.851cm" svg:x="10.394cm" svg:y="2.984cm">
          <draw:text-box>
            <text:p text:style-name="P4"><text:span text:style-name="T8">Pasīvā optiskā daļa</text:span></text:p>
          </draw:text-box>
        </draw:frame>
        <draw:line draw:style-name="gr37" draw:text-style-name="P2" draw:layer="layout" svg:x1="4.092cm" svg:y1="15.212cm" svg:x2="5.591cm" svg:y2="15.212cm">
          <text:p/>
        </draw:line>
        <draw:line draw:style-name="gr38" draw:text-style-name="P2" draw:layer="layout" svg:x1="4.092cm" svg:y1="16.265cm" svg:x2="5.591cm" svg:y2="16.265cm">
          <text:p/>
        </draw:line>
        <draw:frame draw:style-name="gr39" draw:text-style-name="P2" draw:layer="layout" svg:width="3.275cm" svg:height="1.227cm" svg:x="5.835cm" svg:y="14.599cm">
          <draw:text-box>
            <text:p text:style-name="P4"><text:span text:style-name="T6">Optisko šķiedru dzīslas</text:span></text:p>
          </draw:text-box>
        </draw:frame>
        <draw:frame draw:style-name="gr39" draw:text-style-name="P2" draw:layer="layout" svg:width="3.275cm" svg:height="1.227cm" svg:x="5.835cm" svg:y="15.652cm">
          <draw:text-box>
            <text:p text:style-name="P4"><text:span text:style-name="T6">Elektrisko signālu savienošana</text:span></text:p>
          </draw:text-box>
        </draw:frame>
        <draw:frame draw:style-name="gr36" draw:text-style-name="P2" draw:layer="layout" svg:width="5.362cm" svg:height="0.851cm" svg:x="1.894cm" svg:y="2.39cm">
          <draw:text-box>
            <text:p text:style-name="P4"><text:span text:style-name="T9">Optiskā daļa</text:span></text:p>
          </draw:text-box>
        </draw:frame>
        <draw:g>
          <draw:g>
            <draw:line draw:style-name="gr40" draw:text-style-name="P7" draw:layer="controls" svg:x1="13.101cm" svg:y1="19.906cm" svg:x2="12.638cm" svg:y2="19.234cm">
              <text:p/>
            </draw:line>
            <draw:g>
              <draw:line draw:style-name="gr41" draw:text-style-name="P7" draw:layer="controls" svg:x1="12.912cm" svg:y1="20.096cm" svg:x2="12.914cm" svg:y2="19.905cm">
                <text:p/>
              </draw:line>
              <draw:line draw:style-name="gr42" draw:text-style-name="P7" draw:layer="controls" svg:x1="12.919cm" svg:y1="19.337cm" svg:x2="12.921cm" svg:y2="19.146cm">
                <text:p/>
              </draw:line>
              <draw:line draw:style-name="gr43" draw:text-style-name="P8" draw:layer="controls" svg:x1="12.914cm" svg:y1="19.905cm" svg:x2="12.821cm" svg:y2="19.83cm">
                <text:p/>
              </draw:line>
              <draw:line draw:style-name="gr43" draw:text-style-name="P8" draw:layer="controls" svg:x1="13.01cm" svg:y1="19.748cm" svg:x2="12.822cm" svg:y2="19.83cm">
                <text:p/>
              </draw:line>
              <draw:line draw:style-name="gr43" draw:text-style-name="P8" draw:layer="controls" svg:x1="13.01cm" svg:y1="19.58cm" svg:x2="12.824cm" svg:y2="19.494cm">
                <text:p/>
              </draw:line>
              <draw:line draw:style-name="gr43" draw:text-style-name="P8" draw:layer="controls" svg:x1="13.012cm" svg:y1="19.58cm" svg:x2="12.824cm" svg:y2="19.662cm">
                <text:p/>
              </draw:line>
              <draw:line draw:style-name="gr43" draw:text-style-name="P8" draw:layer="controls" svg:x1="13.011cm" svg:y1="19.748cm" svg:x2="12.825cm" svg:y2="19.662cm">
                <text:p/>
              </draw:line>
              <draw:line draw:style-name="gr43" draw:text-style-name="P8" draw:layer="controls" svg:x1="13.013cm" svg:y1="19.412cm" svg:x2="12.825cm" svg:y2="19.494cm">
                <text:p/>
              </draw:line>
              <draw:line draw:style-name="gr43" draw:text-style-name="P8" draw:layer="controls" svg:x1="12.919cm" svg:y1="19.337cm" svg:x2="13.012cm" svg:y2="19.412cm">
                <text:p/>
              </draw:line>
            </draw:g>
          </draw:g>
        </draw:g>
        <draw:g>
          <draw:g>
            <draw:line draw:style-name="gr44" draw:text-style-name="P7" draw:layer="controls" svg:x1="29.793cm" svg:y1="3.512cm" svg:x2="29.33cm" svg:y2="2.84cm">
              <text:p/>
            </draw:line>
            <draw:g>
              <draw:line draw:style-name="gr45" draw:text-style-name="P7" draw:layer="controls" svg:x1="29.604cm" svg:y1="3.702cm" svg:x2="29.606cm" svg:y2="3.511cm">
                <text:p/>
              </draw:line>
              <draw:line draw:style-name="gr46" draw:text-style-name="P7" draw:layer="controls" svg:x1="29.611cm" svg:y1="2.943cm" svg:x2="29.613cm" svg:y2="2.752cm">
                <text:p/>
              </draw:line>
              <draw:line draw:style-name="gr43" draw:text-style-name="P8" draw:layer="controls" svg:x1="29.606cm" svg:y1="3.511cm" svg:x2="29.513cm" svg:y2="3.436cm">
                <text:p/>
              </draw:line>
              <draw:line draw:style-name="gr43" draw:text-style-name="P8" draw:layer="controls" svg:x1="29.702cm" svg:y1="3.354cm" svg:x2="29.514cm" svg:y2="3.436cm">
                <text:p/>
              </draw:line>
              <draw:line draw:style-name="gr43" draw:text-style-name="P8" draw:layer="controls" svg:x1="29.702cm" svg:y1="3.186cm" svg:x2="29.516cm" svg:y2="3.1cm">
                <text:p/>
              </draw:line>
              <draw:line draw:style-name="gr43" draw:text-style-name="P8" draw:layer="controls" svg:x1="29.704cm" svg:y1="3.186cm" svg:x2="29.516cm" svg:y2="3.268cm">
                <text:p/>
              </draw:line>
              <draw:line draw:style-name="gr43" draw:text-style-name="P8" draw:layer="controls" svg:x1="29.703cm" svg:y1="3.354cm" svg:x2="29.517cm" svg:y2="3.268cm">
                <text:p/>
              </draw:line>
              <draw:line draw:style-name="gr43" draw:text-style-name="P8" draw:layer="controls" svg:x1="29.705cm" svg:y1="3.018cm" svg:x2="29.517cm" svg:y2="3.1cm">
                <text:p/>
              </draw:line>
              <draw:line draw:style-name="gr43" draw:text-style-name="P8" draw:layer="controls" svg:x1="29.611cm" svg:y1="2.943cm" svg:x2="29.704cm" svg:y2="3.018cm">
                <text:p/>
              </draw:line>
            </draw:g>
          </draw:g>
        </draw:g>
        <draw:line draw:style-name="gr47" draw:text-style-name="P7" draw:layer="controls" svg:x1="4.401cm" svg:y1="20.62cm" svg:x2="4.601cm" svg:y2="20.909cm">
          <text:p/>
        </draw:line>
        <draw:line draw:style-name="gr48" draw:text-style-name="P7" draw:layer="controls" svg:x1="4.489cm" svg:y1="20.456cm" svg:x2="4.689cm" svg:y2="20.745cm">
          <text:p/>
        </draw:line>
        <draw:g>
          <draw:g>
            <draw:polygon draw:style-name="gr3" draw:text-style-name="P1" draw:layer="controls" svg:width="1.1cm" svg:height="1.1cm" svg:x="24.221cm" svg:y="4.658cm" svg:viewBox="0 0 1101 1101" draw:points="0,1101 1101,1101 1101,0 0,0">
              <text:p/>
            </draw:polygon>
            <draw:polygon draw:style-name="gr5" draw:text-style-name="P2" draw:layer="controls" svg:width="1.1cm" svg:height="1.1cm" svg:x="24.221cm" svg:y="4.658cm" svg:viewBox="0 0 1101 1101" draw:points="0,1101 1101,1101 1101,0 0,0">
              <text:p/>
            </draw:polygon>
          </draw:g>
          <draw:line draw:style-name="gr5" draw:text-style-name="P2" draw:layer="controls" svg:x1="24.571cm" svg:y1="5.098cm" svg:x2="24.97cm" svg:y2="5.098cm">
            <text:p/>
          </draw:line>
          <draw:g>
            <draw:polygon draw:style-name="gr29" draw:text-style-name="P6" draw:layer="controls" svg:width="0.4cm" svg:height="0.4cm" svg:x="24.571cm" svg:y="5.098cm" svg:viewBox="0 0 401 401" draw:points="200,0 0,401 401,401">
              <text:p/>
            </draw:polygon>
            <draw:polygon draw:style-name="gr5" draw:text-style-name="P2" draw:layer="controls" svg:width="0.4cm" svg:height="0.4cm" svg:x="24.571cm" svg:y="5.098cm" svg:viewBox="0 0 401 401" draw:points="200,0 0,401 401,401">
              <text:p/>
            </draw:polygon>
          </draw:g>
          <draw:line draw:style-name="gr5" draw:text-style-name="P2" draw:layer="controls" svg:x1="24.771cm" svg:y1="5.498cm" svg:x2="24.771cm" svg:y2="5.697cm">
            <text:p/>
          </draw:line>
          <draw:line draw:style-name="gr5" draw:text-style-name="P2" draw:layer="controls" svg:x1="24.771cm" svg:y1="5.097cm" svg:x2="24.771cm" svg:y2="4.898cm">
            <text:p/>
          </draw:line>
          <draw:line draw:style-name="gr49" draw:text-style-name="P7" draw:layer="controls" svg:x1="24.271cm" svg:y1="4.88cm" svg:x2="24.471cm" svg:y2="5.169cm">
            <text:p/>
          </draw:line>
          <draw:line draw:style-name="gr50" draw:text-style-name="P7" draw:layer="controls" svg:x1="24.359cm" svg:y1="4.716cm" svg:x2="24.559cm" svg:y2="5.005cm">
            <text:p/>
          </draw:line>
        </draw:g>
        <draw:g>
          <draw:g>
            <draw:polygon draw:style-name="gr3" draw:text-style-name="P1" draw:layer="controls" svg:width="1.1cm" svg:height="1.1cm" svg:x="24.221cm" svg:y="6.67cm" svg:viewBox="0 0 1101 1101" draw:points="0,1101 1101,1101 1101,0 0,0">
              <text:p/>
            </draw:polygon>
            <draw:polygon draw:style-name="gr5" draw:text-style-name="P2" draw:layer="controls" svg:width="1.1cm" svg:height="1.1cm" svg:x="24.221cm" svg:y="6.67cm" svg:viewBox="0 0 1101 1101" draw:points="0,1101 1101,1101 1101,0 0,0">
              <text:p/>
            </draw:polygon>
          </draw:g>
          <draw:line draw:style-name="gr5" draw:text-style-name="P2" draw:layer="controls" svg:x1="24.571cm" svg:y1="7.11cm" svg:x2="24.97cm" svg:y2="7.11cm">
            <text:p/>
          </draw:line>
          <draw:g>
            <draw:polygon draw:style-name="gr29" draw:text-style-name="P6" draw:layer="controls" svg:width="0.4cm" svg:height="0.4cm" svg:x="24.571cm" svg:y="7.11cm" svg:viewBox="0 0 401 401" draw:points="200,0 0,401 401,401">
              <text:p/>
            </draw:polygon>
            <draw:polygon draw:style-name="gr5" draw:text-style-name="P2" draw:layer="controls" svg:width="0.4cm" svg:height="0.4cm" svg:x="24.571cm" svg:y="7.11cm" svg:viewBox="0 0 401 401" draw:points="200,0 0,401 401,401">
              <text:p/>
            </draw:polygon>
          </draw:g>
          <draw:line draw:style-name="gr5" draw:text-style-name="P2" draw:layer="controls" svg:x1="24.771cm" svg:y1="7.51cm" svg:x2="24.771cm" svg:y2="7.709cm">
            <text:p/>
          </draw:line>
          <draw:line draw:style-name="gr5" draw:text-style-name="P2" draw:layer="controls" svg:x1="24.771cm" svg:y1="7.109cm" svg:x2="24.771cm" svg:y2="6.91cm">
            <text:p/>
          </draw:line>
          <draw:line draw:style-name="gr51" draw:text-style-name="P7" draw:layer="controls" svg:x1="24.271cm" svg:y1="6.892cm" svg:x2="24.471cm" svg:y2="7.181cm">
            <text:p/>
          </draw:line>
          <draw:line draw:style-name="gr52" draw:text-style-name="P7" draw:layer="controls" svg:x1="24.359cm" svg:y1="6.728cm" svg:x2="24.559cm" svg:y2="7.017cm">
            <text:p/>
          </draw:line>
        </draw:g>
        <draw:g>
          <draw:g>
            <draw:polygon draw:style-name="gr3" draw:text-style-name="P1" draw:layer="controls" svg:width="1.1cm" svg:height="1.1cm" svg:x="24.221cm" svg:y="8.656cm" svg:viewBox="0 0 1101 1101" draw:points="0,1101 1101,1101 1101,0 0,0">
              <text:p/>
            </draw:polygon>
            <draw:polygon draw:style-name="gr5" draw:text-style-name="P2" draw:layer="controls" svg:width="1.1cm" svg:height="1.1cm" svg:x="24.221cm" svg:y="8.656cm" svg:viewBox="0 0 1101 1101" draw:points="0,1101 1101,1101 1101,0 0,0">
              <text:p/>
            </draw:polygon>
          </draw:g>
          <draw:line draw:style-name="gr5" draw:text-style-name="P2" draw:layer="controls" svg:x1="24.571cm" svg:y1="9.096cm" svg:x2="24.97cm" svg:y2="9.096cm">
            <text:p/>
          </draw:line>
          <draw:g>
            <draw:polygon draw:style-name="gr29" draw:text-style-name="P6" draw:layer="controls" svg:width="0.4cm" svg:height="0.4cm" svg:x="24.571cm" svg:y="9.096cm" svg:viewBox="0 0 401 401" draw:points="200,0 0,401 401,401">
              <text:p/>
            </draw:polygon>
            <draw:polygon draw:style-name="gr5" draw:text-style-name="P2" draw:layer="controls" svg:width="0.4cm" svg:height="0.4cm" svg:x="24.571cm" svg:y="9.096cm" svg:viewBox="0 0 401 401" draw:points="200,0 0,401 401,401">
              <text:p/>
            </draw:polygon>
          </draw:g>
          <draw:line draw:style-name="gr5" draw:text-style-name="P2" draw:layer="controls" svg:x1="24.771cm" svg:y1="9.496cm" svg:x2="24.771cm" svg:y2="9.695cm">
            <text:p/>
          </draw:line>
          <draw:line draw:style-name="gr5" draw:text-style-name="P2" draw:layer="controls" svg:x1="24.771cm" svg:y1="9.095cm" svg:x2="24.771cm" svg:y2="8.896cm">
            <text:p/>
          </draw:line>
          <draw:line draw:style-name="gr53" draw:text-style-name="P7" draw:layer="controls" svg:x1="24.271cm" svg:y1="8.878cm" svg:x2="24.471cm" svg:y2="9.167cm">
            <text:p/>
          </draw:line>
          <draw:line draw:style-name="gr54" draw:text-style-name="P7" draw:layer="controls" svg:x1="24.359cm" svg:y1="8.714cm" svg:x2="24.559cm" svg:y2="9.003cm">
            <text:p/>
          </draw:line>
        </draw:g>
        <draw:g>
          <draw:polygon draw:style-name="gr6" draw:text-style-name="P3" draw:layer="controls" svg:width="0.5cm" svg:height="1cm" draw:transform="rotate (1.5707963267949) translate (11.3610459243734cm 8.07888880728346cm)" svg:viewBox="0 0 501 1001" draw:points="0,499 501,0 501,1001">
            <text:p/>
          </draw:polygon>
          <draw:polygon draw:style-name="gr5" draw:text-style-name="P2" draw:layer="controls" svg:width="0.5cm" svg:height="1cm" draw:transform="rotate (1.5707963267949) translate (11.3610459243734cm 8.07888880728346cm)" svg:viewBox="0 0 501 1001" draw:points="0,499 501,0 501,1001">
            <text:p/>
          </draw:polygon>
        </draw:g>
        <draw:line draw:style-name="gr55" draw:text-style-name="P8" draw:layer="controls" svg:x1="11.86cm" svg:y1="8.079cm" svg:x2="11.86cm" svg:y2="11.461cm">
          <text:p/>
        </draw:line>
      </draw:page>
      <draw:page draw:name="Page-2" draw:style-name="dp1" draw:master-page-name="PM1">
        <draw:g>
          <draw:polygon draw:style-name="gr3" draw:text-style-name="P1" draw:layer="layout" svg:width="2cm" svg:height="1cm" svg:x="19.11cm" svg:y="10.51cm" svg:viewBox="0 0 2001 1001" draw:points="0,1001 2001,1001 2001,0 0,0">
            <text:p/>
          </draw:polygon>
          <draw:polygon draw:style-name="gr5" draw:text-style-name="P2" draw:layer="layout" svg:width="2cm" svg:height="1cm" svg:x="19.11cm" svg:y="10.51cm" svg:viewBox="0 0 2001 1001" draw:points="0,1001 2001,1001 2001,0 0,0">
            <text:p/>
          </draw:polygon>
        </draw:g>
        <draw:line draw:style-name="gr5" draw:text-style-name="P2" draw:layer="layout" svg:x1="19.11cm" svg:y1="11.01cm" svg:x2="18.61cm" svg:y2="11.01cm">
          <text:p/>
        </draw:line>
        <draw:line draw:style-name="gr56" draw:text-style-name="P2" draw:layer="layout" svg:x1="21.11cm" svg:y1="10.71cm" svg:x2="21.609cm" svg:y2="10.71cm">
          <text:p/>
        </draw:line>
        <draw:line draw:style-name="gr5" draw:text-style-name="P2" draw:layer="layout" svg:x1="21.11cm" svg:y1="10.91cm" svg:x2="21.609cm" svg:y2="10.91cm">
          <text:p/>
        </draw:line>
        <draw:line draw:style-name="gr5" draw:text-style-name="P2" draw:layer="layout" svg:x1="21.11cm" svg:y1="11.11cm" svg:x2="21.609cm" svg:y2="11.11cm">
          <text:p/>
        </draw:line>
        <draw:line draw:style-name="gr5" draw:text-style-name="P2" draw:layer="layout" svg:x1="21.11cm" svg:y1="11.31cm" svg:x2="21.609cm" svg:y2="11.31cm">
          <text:p/>
        </draw:line>
        <draw:line draw:style-name="gr5" draw:text-style-name="P2" draw:layer="layout" svg:x1="19.11cm" svg:y1="11.01cm" svg:x2="19.21cm" svg:y2="11.01cm">
          <text:p/>
        </draw:line>
        <draw:line draw:style-name="gr5" draw:text-style-name="P2" draw:layer="layout" svg:x1="21.01cm" svg:y1="10.71cm" svg:x2="21.11cm" svg:y2="10.71cm">
          <text:p/>
        </draw:line>
        <draw:line draw:style-name="gr5" draw:text-style-name="P2" draw:layer="layout" svg:x1="21.01cm" svg:y1="10.91cm" svg:x2="21.11cm" svg:y2="10.91cm">
          <text:p/>
        </draw:line>
        <draw:line draw:style-name="gr5" draw:text-style-name="P2" draw:layer="layout" svg:x1="21.01cm" svg:y1="11.11cm" svg:x2="21.11cm" svg:y2="11.11cm">
          <text:p/>
        </draw:line>
        <draw:line draw:style-name="gr5" draw:text-style-name="P2" draw:layer="layout" svg:x1="21.01cm" svg:y1="11.31cm" svg:x2="21.11cm" svg:y2="11.31cm">
          <text:p/>
        </draw:line>
        <draw:line draw:style-name="gr20" draw:text-style-name="P2" draw:layer="layout" svg:x1="19.21cm" svg:y1="11.011cm" svg:x2="21.011cm" svg:y2="10.71cm">
          <text:p/>
        </draw:line>
        <draw:polyline draw:style-name="gr35" draw:text-style-name="P2" draw:layer="layout" svg:width="1.8cm" svg:height="0.2cm" svg:x="19.21cm" svg:y="10.91cm" svg:viewBox="0 0 1801 201" draw:points="1801,201 0,101 1801,0">
          <text:p/>
        </draw:polyline>
        <draw:line draw:style-name="gr35" draw:text-style-name="P2" draw:layer="layout" svg:x1="19.21cm" svg:y1="11.01cm" svg:x2="21.011cm" svg:y2="11.311cm">
          <text:p/>
        </draw:line>
        <draw:frame draw:style-name="gr8" draw:text-style-name="P2" draw:layer="layout" svg:width="0.7cm" svg:height="0.71cm" svg:x="18.51cm" svg:y="10.48cm">
          <draw:text-box>
            <text:p text:style-name="P4"><text:span text:style-name="T1">P1</text:span></text:p>
          </draw:text-box>
        </draw:frame>
        <draw:frame draw:style-name="gr10" draw:text-style-name="P2" draw:layer="layout" svg:width="0.56cm" svg:height="0.568cm" svg:x="21.01cm" svg:y="10.339cm">
          <draw:text-box>
            <text:p text:style-name="P4"><text:span text:style-name="T3">P2</text:span></text:p>
          </draw:text-box>
        </draw:frame>
        <draw:frame draw:style-name="gr10" draw:text-style-name="P2" draw:layer="layout" svg:width="0.56cm" svg:height="0.568cm" svg:x="21.01cm" svg:y="10.539cm">
          <draw:text-box>
            <text:p text:style-name="P4"><text:span text:style-name="T3">P3</text:span></text:p>
          </draw:text-box>
        </draw:frame>
        <draw:frame draw:style-name="gr10" draw:text-style-name="P2" draw:layer="layout" svg:width="0.56cm" svg:height="0.568cm" svg:x="21.01cm" svg:y="10.739cm">
          <draw:text-box>
            <text:p text:style-name="P4"><text:span text:style-name="T3">P4</text:span></text:p>
          </draw:text-box>
        </draw:frame>
        <draw:frame draw:style-name="gr10" draw:text-style-name="P2" draw:layer="layout" svg:width="0.56cm" svg:height="0.568cm" svg:x="21.01cm" svg:y="10.939cm">
          <draw:text-box>
            <text:p text:style-name="P4"><text:span text:style-name="T3">P5</text:span></text:p>
          </draw:text-box>
        </draw:frame>
        <draw:frame draw:style-name="gr10" draw:text-style-name="P2" draw:layer="layout" svg:width="0.74cm" svg:height="0.568cm" svg:x="21.31cm" svg:y="10.241cm">
          <draw:text-box>
            <text:p text:style-name="P4"><text:span text:style-name="T3">NC</text:span></text:p>
          </draw:text-box>
        </draw:frame>
        <draw:frame draw:style-name="gr57" draw:text-style-name="P2" draw:layer="layout" svg:width="2.25cm" svg:height="1.991cm" svg:x="16.65cm" svg:y="10.162cm">
          <draw:text-box>
            <text:p text:style-name="P4"><text:span text:style-name="T1">Opto-mechanical</text:span></text:p>
            <text:p text:style-name="P4"><text:span text:style-name="T1">switch</text:span></text:p>
            <text:p text:style-name="P4"><text:span text:style-name="T1">1x4</text:span></text:p>
          </draw:text-box>
        </draw:frame>
        <draw:frame draw:style-name="gr58" draw:text-style-name="P2" draw:layer="layout" svg:width="1.45cm" svg:height="0.853cm" svg:x="19.95cm" svg:y="11.828cm">
          <draw:text-box>
            <text:p text:style-name="P4"><text:span text:style-name="T3">Insertion loss ≤4.0dB</text:span></text:p>
          </draw:text-box>
        </draw:frame>
        <draw:g>
          <draw:polygon draw:style-name="gr3" draw:text-style-name="P1" draw:layer="layout" svg:width="2cm" svg:height="1cm" svg:x="10.1cm" svg:y="11.434cm" svg:viewBox="0 0 2001 1001" draw:points="0,1001 2001,1001 2001,0 0,0">
            <text:p/>
          </draw:polygon>
          <draw:polygon draw:style-name="gr5" draw:text-style-name="P2" draw:layer="layout" svg:width="2cm" svg:height="1cm" svg:x="10.1cm" svg:y="11.434cm" svg:viewBox="0 0 2001 1001" draw:points="0,1001 2001,1001 2001,0 0,0">
            <text:p/>
          </draw:polygon>
        </draw:g>
        <draw:line draw:style-name="gr5" draw:text-style-name="P2" draw:layer="layout" svg:x1="10.1cm" svg:y1="11.933cm" svg:x2="9.6cm" svg:y2="11.933cm">
          <text:p/>
        </draw:line>
        <draw:line draw:style-name="gr56" draw:text-style-name="P2" draw:layer="layout" svg:x1="12.1cm" svg:y1="11.633cm" svg:x2="12.6cm" svg:y2="11.633cm">
          <text:p/>
        </draw:line>
        <draw:line draw:style-name="gr5" draw:text-style-name="P2" draw:layer="layout" svg:x1="12.1cm" svg:y1="11.833cm" svg:x2="12.6cm" svg:y2="11.833cm">
          <text:p/>
        </draw:line>
        <draw:line draw:style-name="gr5" draw:text-style-name="P2" draw:layer="layout" svg:x1="12.1cm" svg:y1="12.034cm" svg:x2="12.6cm" svg:y2="12.034cm">
          <text:p/>
        </draw:line>
        <draw:line draw:style-name="gr5" draw:text-style-name="P2" draw:layer="layout" svg:x1="12.1cm" svg:y1="12.233cm" svg:x2="12.6cm" svg:y2="12.233cm">
          <text:p/>
        </draw:line>
        <draw:line draw:style-name="gr5" draw:text-style-name="P2" draw:layer="layout" svg:x1="10.1cm" svg:y1="11.933cm" svg:x2="10.2cm" svg:y2="11.933cm">
          <text:p/>
        </draw:line>
        <draw:line draw:style-name="gr5" draw:text-style-name="P2" draw:layer="layout" svg:x1="12cm" svg:y1="11.633cm" svg:x2="12.1cm" svg:y2="11.633cm">
          <text:p/>
        </draw:line>
        <draw:line draw:style-name="gr5" draw:text-style-name="P2" draw:layer="layout" svg:x1="12cm" svg:y1="11.833cm" svg:x2="12.1cm" svg:y2="11.833cm">
          <text:p/>
        </draw:line>
        <draw:line draw:style-name="gr5" draw:text-style-name="P2" draw:layer="layout" svg:x1="12cm" svg:y1="12.034cm" svg:x2="12.1cm" svg:y2="12.034cm">
          <text:p/>
        </draw:line>
        <draw:line draw:style-name="gr5" draw:text-style-name="P2" draw:layer="layout" svg:x1="12cm" svg:y1="12.233cm" svg:x2="12.1cm" svg:y2="12.233cm">
          <text:p/>
        </draw:line>
        <draw:line draw:style-name="gr20" draw:text-style-name="P2" draw:layer="layout" svg:x1="10.2cm" svg:y1="11.934cm" svg:x2="12.001cm" svg:y2="11.633cm">
          <text:p/>
        </draw:line>
        <draw:polyline draw:style-name="gr35" draw:text-style-name="P2" draw:layer="layout" svg:width="1.8cm" svg:height="0.2cm" svg:x="10.2cm" svg:y="11.833cm" svg:viewBox="0 0 1801 201" draw:points="1801,201 0,101 1801,0">
          <text:p/>
        </draw:polyline>
        <draw:line draw:style-name="gr35" draw:text-style-name="P2" draw:layer="layout" svg:x1="10.2cm" svg:y1="11.933cm" svg:x2="12.001cm" svg:y2="12.234cm">
          <text:p/>
        </draw:line>
        <draw:frame draw:style-name="gr8" draw:text-style-name="P2" draw:layer="layout" svg:width="0.7cm" svg:height="0.71cm" svg:x="9.5cm" svg:y="11.403cm">
          <draw:text-box>
            <text:p text:style-name="P4"><text:span text:style-name="T1">P1</text:span></text:p>
          </draw:text-box>
        </draw:frame>
        <draw:frame draw:style-name="gr10" draw:text-style-name="P2" draw:layer="layout" svg:width="0.56cm" svg:height="0.568cm" svg:x="12cm" svg:y="11.263cm">
          <draw:text-box>
            <text:p text:style-name="P4"><text:span text:style-name="T3">P2</text:span></text:p>
          </draw:text-box>
        </draw:frame>
        <draw:frame draw:style-name="gr10" draw:text-style-name="P2" draw:layer="layout" svg:width="0.56cm" svg:height="0.568cm" svg:x="12cm" svg:y="11.462cm">
          <draw:text-box>
            <text:p text:style-name="P4"><text:span text:style-name="T3">P3</text:span></text:p>
          </draw:text-box>
        </draw:frame>
        <draw:frame draw:style-name="gr10" draw:text-style-name="P2" draw:layer="layout" svg:width="0.56cm" svg:height="0.568cm" svg:x="12cm" svg:y="11.662cm">
          <draw:text-box>
            <text:p text:style-name="P4"><text:span text:style-name="T3">P4</text:span></text:p>
          </draw:text-box>
        </draw:frame>
        <draw:frame draw:style-name="gr10" draw:text-style-name="P2" draw:layer="layout" svg:width="0.56cm" svg:height="0.568cm" svg:x="12cm" svg:y="11.862cm">
          <draw:text-box>
            <text:p text:style-name="P4"><text:span text:style-name="T3">P5</text:span></text:p>
          </draw:text-box>
        </draw:frame>
        <draw:frame draw:style-name="gr10" draw:text-style-name="P2" draw:layer="layout" svg:width="0.74cm" svg:height="0.568cm" svg:x="12.3cm" svg:y="11.165cm">
          <draw:text-box>
            <text:p text:style-name="P4"><text:span text:style-name="T3">NC</text:span></text:p>
          </draw:text-box>
        </draw:frame>
        <draw:frame draw:style-name="gr57" draw:text-style-name="P2" draw:layer="layout" svg:width="2.25cm" svg:height="1.991cm" svg:x="9.95cm" svg:y="9.739cm">
          <draw:text-box>
            <text:p text:style-name="P4"><text:span text:style-name="T1">Opto-mechanical</text:span></text:p>
            <text:p text:style-name="P4"><text:span text:style-name="T1">switch</text:span></text:p>
            <text:p text:style-name="P4"><text:span text:style-name="T1">1x4</text:span></text:p>
          </draw:text-box>
        </draw:frame>
        <draw:frame draw:style-name="gr8" draw:text-style-name="P2" draw:layer="layout" svg:width="1.45cm" svg:height="0.71cm" svg:x="24.45cm" svg:y="10.977cm">
          <draw:text-box>
            <text:p text:style-name="P4"><text:span text:style-name="T1">to MCU</text:span></text:p>
          </draw:text-box>
        </draw:frame>
        <draw:line draw:style-name="gr59" draw:text-style-name="P2" draw:layer="layout" svg:x1="13.4cm" svg:y1="11.758cm" svg:x2="14.931cm" svg:y2="11.758cm">
          <text:p/>
        </draw:line>
        <draw:line draw:style-name="gr59" draw:text-style-name="P2" draw:layer="layout" svg:x1="13.4cm" svg:y1="12.008cm" svg:x2="14.931cm" svg:y2="12.008cm">
          <text:p/>
        </draw:line>
        <draw:polyline draw:style-name="gr59" draw:text-style-name="P2" draw:layer="layout" svg:width="0.657cm" svg:height="0.75cm" svg:x="14.494cm" svg:y="11.508cm" svg:viewBox="0 0 658 751" draw:points="0,751 658,376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Marker_5f_0" draw:display-name="Marker_0" svg:viewBox="0 0 20 20" svg:d="M10 0l-10 20c7-3 13-3 20 0z"/>
    <draw:marker draw:name="Marker_5f_2" draw:display-name="Marker_2" svg:viewBox="0 0 24 24" svg:d="M0 4l4-4 20 20-4 4z"/>
    <draw:stroke-dash draw:name="Dash_5f_0" draw:display-name="Dash_0" draw:style="round" draw:dots1="1" draw:dots1-length="200%" draw:dots2="1" draw:dots2-length="200%" draw:distance="200%"/>
    <draw:stroke-dash draw:name="Dash_5f_1" draw:display-name="Dash_1" draw:style="round" draw:dots1="1" draw:dots1-length="600%" draw:dots2="1" draw:dots2-length="600%" draw:distance="300%"/>
    <draw:stroke-dash draw:name="Dash_5f_2" draw:display-name="Dash_2" draw:style="round" draw:dots1="1" draw:dots1-length="300%" draw:dots2="1" draw:dots2-length="300%" draw:distance="2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ff0000" draw:marker-start-width="0.35cm" draw:marker-end-width="0.35cm" draw:fill="solid" draw:fill-color="#ff0000" draw:fill-gradient-name="Gradient_20_1" draw:fill-hatch-name="Hatching_20_1" draw:fill-image-name="Bitmap_20_1"/>
      <style:text-properties fo:background-color="transparen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6.351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2T21:32:13.272000000</dc:date>
    <meta:creation-date>2019-01-18T15:20:30Z</meta:creation-date>
    <meta:generator>LibreOffice/6.2.2.2$Windows_X86_64 LibreOffice_project/2b840030fec2aae0fd2658d8d4f9548af4e3518d</meta:generator>
    <meta:editing-duration>PT18M47S</meta:editing-duration>
    <meta:editing-cycles>3</meta:editing-cycles>
    <meta:document-statistic meta:object-count="433"/>
  </office:meta>
</office:document-meta>
</file>